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6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0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4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477000" table:style-name="ce9">
            <text:p>14.477.000</text:p>
          </table:table-cell>
          <table:table-cell office:value-type="float" office:value="14604635" table:style-name="ce9">
            <text:p>14.604.635</text:p>
          </table:table-cell>
          <table:table-cell office:value-type="percentage" office:value="1.008816398425088" table:style-name="ce10">
            <text:p>100,9%</text:p>
          </table:table-cell>
          <table:table-cell office:value-type="float" office:value="6927597" table:style-name="ce8">
            <text:p>6.927.597</text:p>
          </table:table-cell>
          <table:table-cell office:value-type="float" office:value="6815716" table:style-name="ce8">
            <text:p>6.815.716</text:p>
          </table:table-cell>
          <table:table-cell office:value-type="float" office:value="1615088" table:style-name="ce8">
            <text:p>1.615.088</text:p>
          </table:table-cell>
          <table:table-cell office:value-type="date" office:date-value="2021-12-15T00:00:00" table:style-name="ce11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63016" table:style-name="ce14">
            <text:p>2.363.016</text:p>
          </table:table-cell>
          <table:table-cell office:value-type="float" office:value="2314834" table:style-name="ce14">
            <text:p>2.314.834</text:p>
          </table:table-cell>
          <table:table-cell office:value-type="percentage" office:value="0.97960995609001378" table:style-name="ce15">
            <text:p>98,0%</text:p>
          </table:table-cell>
          <table:table-cell office:value-type="float" office:value="1080263" table:style-name="ce13">
            <text:p>1.080.263</text:p>
          </table:table-cell>
          <table:table-cell office:value-type="float" office:value="1058553" table:style-name="ce13">
            <text:p>1.058.553</text:p>
          </table:table-cell>
          <table:table-cell office:value-type="float" office:value="301989" table:style-name="ce13">
            <text:p>301.989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91040" table:style-name="ce7">
            <text:p>2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01965" table:style-name="ce14">
            <text:p>2.001.965</text:p>
          </table:table-cell>
          <table:table-cell office:value-type="float" office:value="2001241" table:style-name="ce14">
            <text:p>2.001.241</text:p>
          </table:table-cell>
          <table:table-cell office:value-type="percentage" office:value="0.99963835531590217" table:style-name="ce15">
            <text:p>100,0%</text:p>
          </table:table-cell>
          <table:table-cell office:value-type="float" office:value="876864" table:style-name="ce13">
            <text:p>876.864</text:p>
          </table:table-cell>
          <table:table-cell office:value-type="float" office:value="868203" table:style-name="ce13">
            <text:p>868.203</text:p>
          </table:table-cell>
          <table:table-cell office:value-type="float" office:value="330233" table:style-name="ce13">
            <text:p>330.233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817838" table:style-name="ce14">
            <text:p>1.817.838</text:p>
          </table:table-cell>
          <table:table-cell office:value-type="percentage" office:value="0.93907553257766663" table:style-name="ce15">
            <text:p>93,9%</text:p>
          </table:table-cell>
          <table:table-cell office:value-type="float" office:value="879050" table:style-name="ce13">
            <text:p>879.050</text:p>
          </table:table-cell>
          <table:table-cell office:value-type="float" office:value="858867" table:style-name="ce13">
            <text:p>858.867</text:p>
          </table:table-cell>
          <table:table-cell office:value-type="float" office:value="179051" table:style-name="ce13">
            <text:p>179.051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17920" table:style-name="ce14">
            <text:p>3.717.920</text:p>
          </table:table-cell>
          <table:table-cell office:value-type="float" office:value="3548559" table:style-name="ce14">
            <text:p>3.548.559</text:p>
          </table:table-cell>
          <table:table-cell office:value-type="percentage" office:value="0.95444737917975642" table:style-name="ce15">
            <text:p>95,4%</text:p>
          </table:table-cell>
          <table:table-cell office:value-type="float" office:value="1703273" table:style-name="ce13">
            <text:p>1.703.273</text:p>
          </table:table-cell>
          <table:table-cell office:value-type="float" office:value="1656706" table:style-name="ce13">
            <text:p>1.656.706</text:p>
          </table:table-cell>
          <table:table-cell office:value-type="float" office:value="362719" table:style-name="ce13">
            <text:p>362.719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59644" table:style-name="ce14">
            <text:p>1.059.644</text:p>
          </table:table-cell>
          <table:table-cell office:value-type="percentage" office:value="0.95069015480820562" table:style-name="ce15">
            <text:p>95,1%</text:p>
          </table:table-cell>
          <table:table-cell office:value-type="float" office:value="488000" table:style-name="ce13">
            <text:p>488.000</text:p>
          </table:table-cell>
          <table:table-cell office:value-type="float" office:value="481144" table:style-name="ce13">
            <text:p>481.144</text:p>
          </table:table-cell>
          <table:table-cell office:value-type="float" office:value="134601" table:style-name="ce13">
            <text:p>134.601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42759" table:style-name="ce14">
            <text:p>5.042.759</text:p>
          </table:table-cell>
          <table:table-cell office:value-type="float" office:value="4585848" table:style-name="ce14">
            <text:p>4.585.848</text:p>
          </table:table-cell>
          <table:table-cell office:value-type="percentage" office:value="0.90939265588539919" table:style-name="ce15">
            <text:p>90,9%</text:p>
          </table:table-cell>
          <table:table-cell office:value-type="float" office:value="2025128" table:style-name="ce13">
            <text:p>2.025.128</text:p>
          </table:table-cell>
          <table:table-cell office:value-type="float" office:value="1987181" table:style-name="ce13">
            <text:p>1.987.181</text:p>
          </table:table-cell>
          <table:table-cell office:value-type="float" office:value="800945" table:style-name="ce13">
            <text:p>800.945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547900" table:style-name="ce14">
            <text:p>3.547.900</text:p>
          </table:table-cell>
          <table:table-cell office:value-type="float" office:value="3511588" table:style-name="ce14">
            <text:p>3.511.588</text:p>
          </table:table-cell>
          <table:table-cell office:value-type="percentage" office:value="0.98976521322472444" table:style-name="ce15">
            <text:p>99,0%</text:p>
          </table:table-cell>
          <table:table-cell office:value-type="float" office:value="1640970" table:style-name="ce13">
            <text:p>1.640.970</text:p>
          </table:table-cell>
          <table:table-cell office:value-type="float" office:value="1577632" table:style-name="ce13">
            <text:p>1.577.632</text:p>
          </table:table-cell>
          <table:table-cell office:value-type="float" office:value="462953" table:style-name="ce13">
            <text:p>462.953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354900" table:style-name="ce7">
            <text:p>2.3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714030" table:style-name="ce14">
            <text:p>12.714.030</text:p>
          </table:table-cell>
          <table:table-cell office:value-type="float" office:value="12686201" table:style-name="ce14">
            <text:p>12.686.201</text:p>
          </table:table-cell>
          <table:table-cell office:value-type="percentage" office:value="0.99781115822441824" table:style-name="ce15">
            <text:p>99,8%</text:p>
          </table:table-cell>
          <table:table-cell office:value-type="float" office:value="6122659" table:style-name="ce13">
            <text:p>6.122.659</text:p>
          </table:table-cell>
          <table:table-cell office:value-type="float" office:value="5952795" table:style-name="ce13">
            <text:p>5.952.795</text:p>
          </table:table-cell>
          <table:table-cell office:value-type="float" office:value="1354450" table:style-name="ce13">
            <text:p>1.354.450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628890" table:style-name="ce14">
            <text:p>8.628.890</text:p>
          </table:table-cell>
          <table:table-cell office:value-type="percentage" office:value="0.9720661202644405" table:style-name="ce15">
            <text:p>97,2%</text:p>
          </table:table-cell>
          <table:table-cell office:value-type="float" office:value="4116003" table:style-name="ce13">
            <text:p>4.116.003</text:p>
          </table:table-cell>
          <table:table-cell office:value-type="float" office:value="4048640" table:style-name="ce13">
            <text:p>4.048.640</text:p>
          </table:table-cell>
          <table:table-cell office:value-type="float" office:value="927550" table:style-name="ce13">
            <text:p>927.550</text:p>
          </table:table-cell>
          <table:table-cell office:value-type="date" office:date-value="2021-12-14T00:00:00" table:style-name="ce16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975571" table:style-name="ce14">
            <text:p>1.975.571</text:p>
          </table:table-cell>
          <table:table-cell office:value-type="percentage" office:value="1.0232577532750322" table:style-name="ce15">
            <text:p>102,3%</text:p>
          </table:table-cell>
          <table:table-cell office:value-type="float" office:value="903424" table:style-name="ce13">
            <text:p>903.424</text:p>
          </table:table-cell>
          <table:table-cell office:value-type="float" office:value="889080" table:style-name="ce13">
            <text:p>889.080</text:p>
          </table:table-cell>
          <table:table-cell office:value-type="float" office:value="273405" table:style-name="ce13">
            <text:p>273.405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45000" table:style-name="ce7">
            <text:p>64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215679" table:style-name="ce14">
            <text:p>5.215.679</text:p>
          </table:table-cell>
          <table:table-cell office:value-type="float" office:value="5456358" table:style-name="ce14">
            <text:p>5.456.358</text:p>
          </table:table-cell>
          <table:table-cell office:value-type="percentage" office:value="1.046145286165042" table:style-name="ce15">
            <text:p>104,6%</text:p>
          </table:table-cell>
          <table:table-cell office:value-type="float" office:value="2324711" table:style-name="ce13">
            <text:p>2.324.71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035845" table:style-name="ce13">
            <text:p>1.035.845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81305" table:style-name="ce14">
            <text:p>581.305</text:p>
          </table:table-cell>
          <table:table-cell office:value-type="float" office:value="567463" table:style-name="ce14">
            <text:p>567.463</text:p>
          </table:table-cell>
          <table:table-cell office:value-type="percentage" office:value="0.97618805962446564" table:style-name="ce15">
            <text:p>97,6%</text:p>
          </table:table-cell>
          <table:table-cell office:value-type="float" office:value="263231" table:style-name="ce13">
            <text:p>263.231</text:p>
          </table:table-cell>
          <table:table-cell office:value-type="float" office:value="257935" table:style-name="ce13">
            <text:p>257.935</text:p>
          </table:table-cell>
          <table:table-cell office:value-type="float" office:value="81120" table:style-name="ce13">
            <text:p>81.120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592885" table:style-name="ce14">
            <text:p>11.592.885</text:p>
          </table:table-cell>
          <table:table-cell office:value-type="float" office:value="11212741" table:style-name="ce14">
            <text:p>11.212.741</text:p>
          </table:table-cell>
          <table:table-cell office:value-type="percentage" office:value="0.9672088526712721" table:style-name="ce15">
            <text:p>96,7%</text:p>
          </table:table-cell>
          <table:table-cell office:value-type="float" office:value="5430741" table:style-name="ce13">
            <text:p>5.430.74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191819" table:style-name="ce13">
            <text:p>1.191.819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537228" table:style-name="ce14">
            <text:p>2.537.228</text:p>
          </table:table-cell>
          <table:table-cell office:value-type="percentage" office:value="1.0119867978900556" table:style-name="ce15">
            <text:p>101,2%</text:p>
          </table:table-cell>
          <table:table-cell office:value-type="float" office:value="1210294" table:style-name="ce13">
            <text:p>1.210.294</text:p>
          </table:table-cell>
          <table:table-cell office:value-type="float" office:value="1178993" table:style-name="ce13">
            <text:p>1.178.993</text:p>
          </table:table-cell>
          <table:table-cell office:value-type="float" office:value="277544" table:style-name="ce13">
            <text:p>277.544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66500" table:style-name="ce7">
            <text:p>16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31375" table:style-name="ce14">
            <text:p>1.131.375</text:p>
          </table:table-cell>
          <table:table-cell office:value-type="float" office:value="1154079" table:style-name="ce14">
            <text:p>1.154.079</text:p>
          </table:table-cell>
          <table:table-cell office:value-type="percentage" office:value="1.0200676168379184" table:style-name="ce15">
            <text:p>102,0%</text:p>
          </table:table-cell>
          <table:table-cell office:value-type="float" office:value="534530" table:style-name="ce13">
            <text:p>534.530</text:p>
          </table:table-cell>
          <table:table-cell office:value-type="float" office:value="525441" table:style-name="ce13">
            <text:p>525.441</text:p>
          </table:table-cell>
          <table:table-cell office:value-type="float" office:value="162407" table:style-name="ce13">
            <text:p>162.407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31320" table:style-name="ce14">
            <text:p>4.031.320</text:p>
          </table:table-cell>
          <table:table-cell office:value-type="float" office:value="3940855" table:style-name="ce14">
            <text:p>3.940.855</text:p>
          </table:table-cell>
          <table:table-cell office:value-type="percentage" office:value="0.97755945943264244" table:style-name="ce15">
            <text:p>97,8%</text:p>
          </table:table-cell>
          <table:table-cell office:value-type="float" office:value="1833958" table:style-name="ce13">
            <text:p>1.833.958</text:p>
          </table:table-cell>
          <table:table-cell office:value-type="float" office:value="1796271" table:style-name="ce13">
            <text:p>1.796.271</text:p>
          </table:table-cell>
          <table:table-cell office:value-type="float" office:value="548881" table:style-name="ce13">
            <text:p>548.881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7775" table:style-name="ce14">
            <text:p>127.775</text:p>
          </table:table-cell>
          <table:table-cell office:value-type="percentage" office:value="0.89840042186676039" table:style-name="ce15">
            <text:p>89,8%</text:p>
          </table:table-cell>
          <table:table-cell office:value-type="float" office:value="63533" table:style-name="ce13">
            <text:p>63.533</text:p>
          </table:table-cell>
          <table:table-cell office:value-type="float" office:value="60875" table:style-name="ce13">
            <text:p>60.875</text:p>
          </table:table-cell>
          <table:table-cell office:value-type="float" office:value="11441" table:style-name="ce13">
            <text:p>11.441</text:p>
          </table:table-cell>
          <table:table-cell office:value-type="date" office:date-value="2021-12-15T00:00:00" table:style-name="ce16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20566" table:style-name="ce14">
            <text:p>120.566</text:p>
          </table:table-cell>
          <table:table-cell office:value-type="percentage" office:value="0.8544720056697378" table:style-name="ce15">
            <text:p>85,4%</text:p>
          </table:table-cell>
          <table:table-cell office:value-type="float" office:value="60786" table:style-name="ce13">
            <text:p>60.786</text:p>
          </table:table-cell>
          <table:table-cell office:value-type="float" office:value="58011" table:style-name="ce13">
            <text:p>58.011</text:p>
          </table:table-cell>
          <table:table-cell office:value-type="float" office:value="12291" table:style-name="ce13">
            <text:p>12.291</text:p>
          </table:table-cell>
          <table:table-cell office:value-type="date" office:date-value="2021-12-15T00:00:00" table:style-name="ce17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7549" table:style-name="ce14">
            <text:p>207.549</text:p>
          </table:table-cell>
          <table:table-cell office:value-type="percentage" office:value="0.9779068781273853" table:style-name="ce15">
            <text:p>97,8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29949" table:style-name="ce13">
            <text:p>29.949</text:p>
          </table:table-cell>
          <table:table-cell office:value-type="date" office:date-value="2021-12-14T00:00:00" table:style-name="ce17">
            <text:p>14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700" table:style-name="ce7">
            <text:p>5.700</text:p>
          </table:table-cell>
          <table:table-cell office:value-type="float" office:value="0" table:style-name="ce7">
            <text:p>0</text:p>
          </table:table-cell>
          <table:table-cell office:value-type="float" office:value="4410" table:style-name="ce13">
            <text:p>4.410</text:p>
          </table:table-cell>
          <table:table-cell office:value-type="float" office:value="10110" table:style-name="ce14">
            <text:p>10.110</text:p>
          </table:table-cell>
          <table:table-cell office:value-type="float" office:value="7985" table:style-name="ce14">
            <text:p>7.985</text:p>
          </table:table-cell>
          <table:table-cell office:value-type="percentage" office:value="0.78981206726013853" table:style-name="ce15">
            <text:p>79,0%</text:p>
          </table:table-cell>
          <table:table-cell office:value-type="float" office:value="6135" table:style-name="ce13">
            <text:p>6.135</text:p>
          </table:table-cell>
          <table:table-cell office:value-type="float" office:value="5787" table:style-name="ce13">
            <text:p>5.787</text:p>
          </table:table-cell>
          <table:table-cell office:value-type="float" office:value="12" table:style-name="ce13">
            <text:p>12</text:p>
          </table:table-cell>
          <table:table-cell office:value-type="date" office:date-value="2021-12-15T00:00:00" table:style-name="ce17">
            <text:p>15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926729" table:style-name="ce19">
            <text:p>58.926.729</text:p>
          </table:table-cell>
          <table:table-cell office:value-type="float" office:value="13159430" table:style-name="ce20">
            <text:p>13.159.43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25" table:style-name="ce22">
            <text:p>2.150.625</text:p>
          </table:table-cell>
          <table:table-cell office:value-type="float" office:value="83287904" table:style-name="ce23">
            <text:p>83.287.904</text:p>
          </table:table-cell>
          <table:table-cell office:value-type="float" office:value="82067448" table:style-name="ce23">
            <text:p>82.067.448</text:p>
          </table:table-cell>
          <table:table-cell office:value-type="percentage" office:value="0.9853465396367761" table:style-name="ce24">
            <text:p>98,5%</text:p>
          </table:table-cell>
          <table:table-cell office:value-type="float" office:value="38586398" table:style-name="ce23">
            <text:p>38.586.398</text:p>
          </table:table-cell>
          <table:table-cell office:value-type="float" office:value="37767016" table:style-name="ce23">
            <text:p>37.767.016</text:p>
          </table:table-cell>
          <table:table-cell office:value-type="float" office:value="10094293" table:style-name="ce23">
            <text:p>10.094.29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27597" table:style-name="ce31">
            <text:p>6.927.597</text:p>
          </table:table-cell>
          <table:table-cell office:value-type="percentage" office:value="0.92963234578752607" table:style-name="ce32">
            <text:p>93,0%</text:p>
          </table:table-cell>
          <table:table-cell office:value-type="float" office:value="6815716" table:style-name="ce31">
            <text:p>6.815.716</text:p>
          </table:table-cell>
          <table:table-cell office:value-type="percentage" office:value="0.91461874201134596" table:style-name="ce32">
            <text:p>91,5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0263" table:style-name="ce31">
            <text:p>1.080.263</text:p>
          </table:table-cell>
          <table:table-cell office:value-type="percentage" office:value="0.91151127214306571" table:style-name="ce32">
            <text:p>91,2%</text:p>
          </table:table-cell>
          <table:table-cell office:value-type="float" office:value="1058553" table:style-name="ce31">
            <text:p>1.058.553</text:p>
          </table:table-cell>
          <table:table-cell office:value-type="percentage" office:value="0.8931926685083712" table:style-name="ce32">
            <text:p>89,3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864" table:style-name="ce31">
            <text:p>876.864</text:p>
          </table:table-cell>
          <table:table-cell office:value-type="percentage" office:value="0.9388999354339258" table:style-name="ce32">
            <text:p>93,9%</text:p>
          </table:table-cell>
          <table:table-cell office:value-type="float" office:value="868203" table:style-name="ce31">
            <text:p>868.203</text:p>
          </table:table-cell>
          <table:table-cell office:value-type="percentage" office:value="0.92962619134043667" table:style-name="ce32">
            <text:p>93,0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9050" table:style-name="ce31">
            <text:p>879.050</text:p>
          </table:table-cell>
          <table:table-cell office:value-type="percentage" office:value="0.84943282566745293" table:style-name="ce32">
            <text:p>84,9%</text:p>
          </table:table-cell>
          <table:table-cell office:value-type="float" office:value="858867" table:style-name="ce31">
            <text:p>858.867</text:p>
          </table:table-cell>
          <table:table-cell office:value-type="percentage" office:value="0.82992983639443518" table:style-name="ce32">
            <text:p>83,0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3273" table:style-name="ce31">
            <text:p>1.703.273</text:p>
          </table:table-cell>
          <table:table-cell office:value-type="percentage" office:value="0.86867379922418397" table:style-name="ce32">
            <text:p>86,9%</text:p>
          </table:table-cell>
          <table:table-cell office:value-type="float" office:value="1656706" table:style-name="ce31">
            <text:p>1.656.706</text:p>
          </table:table-cell>
          <table:table-cell office:value-type="percentage" office:value="0.84492450430289268" table:style-name="ce32">
            <text:p>84,5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8000" table:style-name="ce31">
            <text:p>488.000</text:p>
          </table:table-cell>
          <table:table-cell office:value-type="percentage" office:value="0.93107204933155518" table:style-name="ce32">
            <text:p>93,1%</text:p>
          </table:table-cell>
          <table:table-cell office:value-type="float" office:value="481144" table:style-name="ce31">
            <text:p>481.144</text:p>
          </table:table-cell>
          <table:table-cell office:value-type="percentage" office:value="0.91799125021225769" table:style-name="ce32">
            <text:p>91,8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5128" table:style-name="ce31">
            <text:p>2.025.128</text:p>
          </table:table-cell>
          <table:table-cell office:value-type="percentage" office:value="0.9305572467906994" table:style-name="ce32">
            <text:p>93,1%</text:p>
          </table:table-cell>
          <table:table-cell office:value-type="float" office:value="1987181" table:style-name="ce31">
            <text:p>1.987.181</text:p>
          </table:table-cell>
          <table:table-cell office:value-type="percentage" office:value="0.91312039546872537" table:style-name="ce32">
            <text:p>91,3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0970" table:style-name="ce31">
            <text:p>1.640.970</text:p>
          </table:table-cell>
          <table:table-cell office:value-type="percentage" office:value="0.90722275296552823" table:style-name="ce32">
            <text:p>90,7%</text:p>
          </table:table-cell>
          <table:table-cell office:value-type="float" office:value="1577632" table:style-name="ce31">
            <text:p>1.577.632</text:p>
          </table:table-cell>
          <table:table-cell office:value-type="percentage" office:value="0.87220585763695391" table:style-name="ce32">
            <text:p>87,2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22659" table:style-name="ce31">
            <text:p>6.122.659</text:p>
          </table:table-cell>
          <table:table-cell office:value-type="percentage" office:value="0.89142954067637692" table:style-name="ce32">
            <text:p>89,1%</text:p>
          </table:table-cell>
          <table:table-cell office:value-type="float" office:value="5952795" table:style-name="ce31">
            <text:p>5.952.795</text:p>
          </table:table-cell>
          <table:table-cell office:value-type="percentage" office:value="0.86669816375379272" table:style-name="ce32">
            <text:p>86,7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16003" table:style-name="ce31">
            <text:p>4.116.003</text:p>
          </table:table-cell>
          <table:table-cell office:value-type="percentage" office:value="0.91701918186174813" table:style-name="ce32">
            <text:p>91,7%</text:p>
          </table:table-cell>
          <table:table-cell office:value-type="float" office:value="4048640" table:style-name="ce31">
            <text:p>4.048.640</text:p>
          </table:table-cell>
          <table:table-cell office:value-type="percentage" office:value="0.90201113567039382" table:style-name="ce32">
            <text:p>90,2%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3424" table:style-name="ce31">
            <text:p>903.424</text:p>
          </table:table-cell>
          <table:table-cell office:value-type="percentage" office:value="0.94754451526424921" table:style-name="ce32">
            <text:p>94,8%</text:p>
          </table:table-cell>
          <table:table-cell office:value-type="float" office:value="889080" table:style-name="ce31">
            <text:p>889.080</text:p>
          </table:table-cell>
          <table:table-cell office:value-type="percentage" office:value="0.93249999737790745" table:style-name="ce32">
            <text:p>93,2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3231" table:style-name="ce31">
            <text:p>263.231</text:p>
          </table:table-cell>
          <table:table-cell office:value-type="percentage" office:value="0.92696763742648869" table:style-name="ce32">
            <text:p>92,7%</text:p>
          </table:table-cell>
          <table:table-cell office:value-type="float" office:value="257935" table:style-name="ce31">
            <text:p>257.935</text:p>
          </table:table-cell>
          <table:table-cell office:value-type="percentage" office:value="0.90831778004718811" table:style-name="ce32">
            <text:p>90,8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0294" table:style-name="ce31">
            <text:p>1.210.294</text:p>
          </table:table-cell>
          <table:table-cell office:value-type="percentage" office:value="0.92379193931627002" table:style-name="ce32">
            <text:p>92,4%</text:p>
          </table:table-cell>
          <table:table-cell office:value-type="float" office:value="1178993" table:style-name="ce31">
            <text:p>1.178.993</text:p>
          </table:table-cell>
          <table:table-cell office:value-type="percentage" office:value="0.89990054475219006" table:style-name="ce32">
            <text:p>90,0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4530" table:style-name="ce31">
            <text:p>534.530</text:p>
          </table:table-cell>
          <table:table-cell office:value-type="percentage" office:value="0.91945699178125551" table:style-name="ce32">
            <text:p>91,9%</text:p>
          </table:table-cell>
          <table:table-cell office:value-type="float" office:value="525441" table:style-name="ce31">
            <text:p>525.441</text:p>
          </table:table-cell>
          <table:table-cell office:value-type="percentage" office:value="0.90382279987752734" table:style-name="ce32">
            <text:p>90,4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3958" table:style-name="ce31">
            <text:p>1.833.958</text:p>
          </table:table-cell>
          <table:table-cell office:value-type="percentage" office:value="0.92440054981418318" table:style-name="ce32">
            <text:p>92,4%</text:p>
          </table:table-cell>
          <table:table-cell office:value-type="float" office:value="1796271" table:style-name="ce31">
            <text:p>1.796.271</text:p>
          </table:table-cell>
          <table:table-cell office:value-type="percentage" office:value="0.90540454035221773" table:style-name="ce32">
            <text:p>90,5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533" table:style-name="ce31">
            <text:p>63.533</text:p>
          </table:table-cell>
          <table:table-cell office:value-type="percentage" office:value="0.89527231733953361" table:style-name="ce32">
            <text:p>89,5%</text:p>
          </table:table-cell>
          <table:table-cell office:value-type="float" office:value="60875" table:style-name="ce31">
            <text:p>60.875</text:p>
          </table:table-cell>
          <table:table-cell office:value-type="percentage" office:value="0.85781723384767139" table:style-name="ce32">
            <text:p>85,8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786" table:style-name="ce31">
            <text:p>60.786</text:p>
          </table:table-cell>
          <table:table-cell office:value-type="percentage" office:value="0.85702200854399591" table:style-name="ce32">
            <text:p>85,7%</text:p>
          </table:table-cell>
          <table:table-cell office:value-type="float" office:value="58011" table:style-name="ce31">
            <text:p>58.011</text:p>
          </table:table-cell>
          <table:table-cell office:value-type="percentage" office:value="0.81789727466268136" table:style-name="ce32">
            <text:p>81,8%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4T00:00:00" table:style-name="ce33">
            <text:p>14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135" table:style-name="ce31">
            <text:p>6.135</text:p>
          </table:table-cell>
          <table:table-cell office:value-type="string" table:style-name="ce32">
            <text:p>-</text:p>
          </table:table-cell>
          <table:table-cell office:value-type="float" office:value="5787" table:style-name="ce31">
            <text:p>5.787</text:p>
          </table:table-cell>
          <table:table-cell office:value-type="string" table:style-name="ce32">
            <text:p>-</text:p>
          </table:table-cell>
          <table:table-cell office:value-type="date" office:date-value="2021-12-15T00:00:00" table:style-name="ce33">
            <text:p>15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586398" table:style-name="ce34">
            <text:p>38.586.398</text:p>
          </table:table-cell>
          <table:table-cell office:value-type="percentage" office:value="0.91611007803996913" table:style-name="ce24">
            <text:p>91,6%</text:p>
          </table:table-cell>
          <table:table-cell office:value-type="float" office:value="37767016" table:style-name="ce34">
            <text:p>37.767.016</text:p>
          </table:table-cell>
          <table:table-cell office:value-type="percentage" office:value="0.89665648436780143" table:style-name="ce24">
            <text:p>89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581" table:style-name="ce43">
            <text:p>434.581</text:p>
          </table:table-cell>
          <table:table-cell office:value-type="percentage" office:value="1" table:style-name="ce44">
            <text:p>100,0%</text:p>
          </table:table-cell>
          <table:table-cell office:value-type="float" office:value="655080" table:style-name="ce43">
            <text:p>655.080</text:p>
          </table:table-cell>
          <table:table-cell office:value-type="percentage" office:value="1" table:style-name="ce44">
            <text:p>100,0%</text:p>
          </table:table-cell>
          <table:table-cell office:value-type="float" office:value="933293" table:style-name="ce43">
            <text:p>933.293</text:p>
          </table:table-cell>
          <table:table-cell office:value-type="percentage" office:value="1" table:style-name="ce44">
            <text:p>100,0%</text:p>
          </table:table-cell>
          <table:table-cell office:value-type="float" office:value="1222045" table:style-name="ce43">
            <text:p>1.222.045</text:p>
          </table:table-cell>
          <table:table-cell office:value-type="percentage" office:value="0.96602744144168362" table:style-name="ce44">
            <text:p>96,6%</text:p>
          </table:table-cell>
          <table:table-cell office:value-type="float" office:value="1262710" table:style-name="ce43">
            <text:p>1.262.710</text:p>
          </table:table-cell>
          <table:table-cell office:value-type="percentage" office:value="0.91162893451369342" table:style-name="ce44">
            <text:p>91,2%</text:p>
          </table:table-cell>
          <table:table-cell office:value-type="float" office:value="946609" table:style-name="ce43">
            <text:p>946.609</text:p>
          </table:table-cell>
          <table:table-cell office:value-type="percentage" office:value="0.83020074249024522" table:style-name="ce44">
            <text:p>83,0%</text:p>
          </table:table-cell>
          <table:table-cell office:value-type="float" office:value="785438" table:style-name="ce43">
            <text:p>785.438</text:p>
          </table:table-cell>
          <table:table-cell office:value-type="percentage" office:value="0.845764704868888" table:style-name="ce44">
            <text:p>84,6%</text:p>
          </table:table-cell>
          <table:table-cell office:value-type="float" office:value="687841" table:style-name="ce43">
            <text:p>687.841</text:p>
          </table:table-cell>
          <table:table-cell office:value-type="percentage" office:value="0.91358029610562796" table:style-name="ce44">
            <text:p>91,4%</text:p>
          </table:table-cell>
          <table:table-cell office:value-type="float" office:value="6927597" table:style-name="ce43">
            <text:p>6.927.59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963234578752607" table:style-name="ce44">
            <text:p>93,0%</text:p>
          </table:table-cell>
          <table:table-cell office:value-type="percentage" office:value="0.81843816421485205" table:style-name="ce44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15" table:style-name="ce46">
            <text:p>101.515</text:p>
          </table:table-cell>
          <table:table-cell office:value-type="percentage" office:value="1" table:style-name="ce47">
            <text:p>100,0%</text:p>
          </table:table-cell>
          <table:table-cell office:value-type="float" office:value="119573" table:style-name="ce46">
            <text:p>119.573</text:p>
          </table:table-cell>
          <table:table-cell office:value-type="percentage" office:value="1" table:style-name="ce47">
            <text:p>100,0%</text:p>
          </table:table-cell>
          <table:table-cell office:value-type="float" office:value="155265" table:style-name="ce46">
            <text:p>155.265</text:p>
          </table:table-cell>
          <table:table-cell office:value-type="percentage" office:value="0.99295247718508384" table:style-name="ce47">
            <text:p>99,3%</text:p>
          </table:table-cell>
          <table:table-cell office:value-type="float" office:value="187181" table:style-name="ce46">
            <text:p>187.181</text:p>
          </table:table-cell>
          <table:table-cell office:value-type="percentage" office:value="0.94409026257653861" table:style-name="ce47">
            <text:p>94,4%</text:p>
          </table:table-cell>
          <table:table-cell office:value-type="float" office:value="190066" table:style-name="ce46">
            <text:p>190.066</text:p>
          </table:table-cell>
          <table:table-cell office:value-type="percentage" office:value="0.88426233931786569" table:style-name="ce47">
            <text:p>88,4%</text:p>
          </table:table-cell>
          <table:table-cell office:value-type="float" office:value="128824" table:style-name="ce46">
            <text:p>128.824</text:p>
          </table:table-cell>
          <table:table-cell office:value-type="percentage" office:value="0.78414472322656825" table:style-name="ce47">
            <text:p>78,4%</text:p>
          </table:table-cell>
          <table:table-cell office:value-type="float" office:value="107335" table:style-name="ce46">
            <text:p>107.335</text:p>
          </table:table-cell>
          <table:table-cell office:value-type="percentage" office:value="0.82311485341370083" table:style-name="ce47">
            <text:p>82,3%</text:p>
          </table:table-cell>
          <table:table-cell office:value-type="float" office:value="90504" table:style-name="ce46">
            <text:p>90.504</text:p>
          </table:table-cell>
          <table:table-cell office:value-type="percentage" office:value="0.87775072981020086" table:style-name="ce47">
            <text:p>87,8%</text:p>
          </table:table-cell>
          <table:table-cell office:value-type="float" office:value="1080263" table:style-name="ce46">
            <text:p>1.080.26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151127214306571" table:style-name="ce47">
            <text:p>91,2%</text:p>
          </table:table-cell>
          <table:table-cell office:value-type="percentage" office:value="0.81259990476842403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54" table:style-name="ce46">
            <text:p>89.054</text:p>
          </table:table-cell>
          <table:table-cell office:value-type="percentage" office:value="1" table:style-name="ce47">
            <text:p>100,0%</text:p>
          </table:table-cell>
          <table:table-cell office:value-type="float" office:value="114487" table:style-name="ce46">
            <text:p>114.487</text:p>
          </table:table-cell>
          <table:table-cell office:value-type="percentage" office:value="1" table:style-name="ce47">
            <text:p>100,0%</text:p>
          </table:table-cell>
          <table:table-cell office:value-type="float" office:value="148521" table:style-name="ce46">
            <text:p>148.521</text:p>
          </table:table-cell>
          <table:table-cell office:value-type="percentage" office:value="0.99244246652233181" table:style-name="ce47">
            <text:p>99,2%</text:p>
          </table:table-cell>
          <table:table-cell office:value-type="float" office:value="153574" table:style-name="ce46">
            <text:p>153.574</text:p>
          </table:table-cell>
          <table:table-cell office:value-type="percentage" office:value="0.94422822712041565" table:style-name="ce47">
            <text:p>94,4%</text:p>
          </table:table-cell>
          <table:table-cell office:value-type="float" office:value="151279" table:style-name="ce46">
            <text:p>151.279</text:p>
          </table:table-cell>
          <table:table-cell office:value-type="percentage" office:value="0.9059002473157558" table:style-name="ce47">
            <text:p>90,6%</text:p>
          </table:table-cell>
          <table:table-cell office:value-type="float" office:value="91677" table:style-name="ce46">
            <text:p>91.677</text:p>
          </table:table-cell>
          <table:table-cell office:value-type="percentage" office:value="0.80101528164891522" table:style-name="ce47">
            <text:p>80,1%</text:p>
          </table:table-cell>
          <table:table-cell office:value-type="float" office:value="67293" table:style-name="ce46">
            <text:p>67.293</text:p>
          </table:table-cell>
          <table:table-cell office:value-type="percentage" office:value="0.8506149587288746" table:style-name="ce47">
            <text:p>85,1%</text:p>
          </table:table-cell>
          <table:table-cell office:value-type="float" office:value="60979" table:style-name="ce46">
            <text:p>60.979</text:p>
          </table:table-cell>
          <table:table-cell office:value-type="percentage" office:value="0.95279687499999999" table:style-name="ce47">
            <text:p>95,3%</text:p>
          </table:table-cell>
          <table:table-cell office:value-type="float" office:value="876864" table:style-name="ce46">
            <text:p>876.86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8999354339258" table:style-name="ce47">
            <text:p>93,9%</text:p>
          </table:table-cell>
          <table:table-cell office:value-type="percentage" office:value="0.86069667368156544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84" table:style-name="ce46">
            <text:p>51.684</text:p>
          </table:table-cell>
          <table:table-cell office:value-type="percentage" office:value="1" table:style-name="ce47">
            <text:p>100,0%</text:p>
          </table:table-cell>
          <table:table-cell office:value-type="float" office:value="79637" table:style-name="ce46">
            <text:p>79.637</text:p>
          </table:table-cell>
          <table:table-cell office:value-type="percentage" office:value="0.98908291519697944" table:style-name="ce47">
            <text:p>98,9%</text:p>
          </table:table-cell>
          <table:table-cell office:value-type="float" office:value="111397" table:style-name="ce46">
            <text:p>111.397</text:p>
          </table:table-cell>
          <table:table-cell office:value-type="percentage" office:value="0.95023500609906941" table:style-name="ce47">
            <text:p>95,0%</text:p>
          </table:table-cell>
          <table:table-cell office:value-type="float" office:value="152202" table:style-name="ce46">
            <text:p>152.202</text:p>
          </table:table-cell>
          <table:table-cell office:value-type="percentage" office:value="0.91800213514116658" table:style-name="ce47">
            <text:p>91,8%</text:p>
          </table:table-cell>
          <table:table-cell office:value-type="float" office:value="171551" table:style-name="ce46">
            <text:p>171.551</text:p>
          </table:table-cell>
          <table:table-cell office:value-type="percentage" office:value="0.83207710067322427" table:style-name="ce47">
            <text:p>83,2%</text:p>
          </table:table-cell>
          <table:table-cell office:value-type="float" office:value="132256" table:style-name="ce46">
            <text:p>132.256</text:p>
          </table:table-cell>
          <table:table-cell office:value-type="percentage" office:value="0.72593543996004106" table:style-name="ce47">
            <text:p>72,6%</text:p>
          </table:table-cell>
          <table:table-cell office:value-type="float" office:value="101874" table:style-name="ce46">
            <text:p>101.874</text:p>
          </table:table-cell>
          <table:table-cell office:value-type="percentage" office:value="0.73852778704093025" table:style-name="ce47">
            <text:p>73,9%</text:p>
          </table:table-cell>
          <table:table-cell office:value-type="float" office:value="78449" table:style-name="ce46">
            <text:p>78.449</text:p>
          </table:table-cell>
          <table:table-cell office:value-type="percentage" office:value="0.82162756598240472" table:style-name="ce47">
            <text:p>82,2%</text:p>
          </table:table-cell>
          <table:table-cell office:value-type="float" office:value="879050" table:style-name="ce46">
            <text:p>879.05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943282566745293" table:style-name="ce47">
            <text:p>84,9%</text:p>
          </table:table-cell>
          <table:table-cell office:value-type="percentage" office:value="0.75033524164285903" table:style-name="ce47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818" table:style-name="ce46">
            <text:p>93.818</text:p>
          </table:table-cell>
          <table:table-cell office:value-type="percentage" office:value="1" table:style-name="ce47">
            <text:p>100,0%</text:p>
          </table:table-cell>
          <table:table-cell office:value-type="float" office:value="153495" table:style-name="ce46">
            <text:p>153.495</text:p>
          </table:table-cell>
          <table:table-cell office:value-type="percentage" office:value="0.99329584355242639" table:style-name="ce47">
            <text:p>99,3%</text:p>
          </table:table-cell>
          <table:table-cell office:value-type="float" office:value="226546" table:style-name="ce46">
            <text:p>226.546</text:p>
          </table:table-cell>
          <table:table-cell office:value-type="percentage" office:value="0.96364827386725194" table:style-name="ce47">
            <text:p>96,4%</text:p>
          </table:table-cell>
          <table:table-cell office:value-type="float" office:value="322725" table:style-name="ce46">
            <text:p>322.725</text:p>
          </table:table-cell>
          <table:table-cell office:value-type="percentage" office:value="0.92072454010133742" table:style-name="ce47">
            <text:p>92,1%</text:p>
          </table:table-cell>
          <table:table-cell office:value-type="float" office:value="320952" table:style-name="ce46">
            <text:p>320.952</text:p>
          </table:table-cell>
          <table:table-cell office:value-type="percentage" office:value="0.8273579360905744" table:style-name="ce47">
            <text:p>82,7%</text:p>
          </table:table-cell>
          <table:table-cell office:value-type="float" office:value="233805" table:style-name="ce46">
            <text:p>233.805</text:p>
          </table:table-cell>
          <table:table-cell office:value-type="percentage" office:value="0.75194414248682995" table:style-name="ce47">
            <text:p>75,2%</text:p>
          </table:table-cell>
          <table:table-cell office:value-type="float" office:value="193241" table:style-name="ce46">
            <text:p>193.241</text:p>
          </table:table-cell>
          <table:table-cell office:value-type="percentage" office:value="0.76759696204140648" table:style-name="ce47">
            <text:p>76,8%</text:p>
          </table:table-cell>
          <table:table-cell office:value-type="float" office:value="158691" table:style-name="ce46">
            <text:p>158.691</text:p>
          </table:table-cell>
          <table:table-cell office:value-type="percentage" office:value="0.88261205693087208" table:style-name="ce47">
            <text:p>88,3%</text:p>
          </table:table-cell>
          <table:table-cell office:value-type="float" office:value="1703273" table:style-name="ce46">
            <text:p>1.703.27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867379922418397" table:style-name="ce47">
            <text:p>86,9%</text:p>
          </table:table-cell>
          <table:table-cell office:value-type="percentage" office:value="0.7827714030456554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88" table:style-name="ce46">
            <text:p>42.488</text:p>
          </table:table-cell>
          <table:table-cell office:value-type="percentage" office:value="1" table:style-name="ce47">
            <text:p>100,0%</text:p>
          </table:table-cell>
          <table:table-cell office:value-type="float" office:value="56089" table:style-name="ce46">
            <text:p>56.089</text:p>
          </table:table-cell>
          <table:table-cell office:value-type="percentage" office:value="1" table:style-name="ce47">
            <text:p>100,0%</text:p>
          </table:table-cell>
          <table:table-cell office:value-type="float" office:value="76965" table:style-name="ce46">
            <text:p>76.965</text:p>
          </table:table-cell>
          <table:table-cell office:value-type="percentage" office:value="0.99508694808972786" table:style-name="ce47">
            <text:p>99,5%</text:p>
          </table:table-cell>
          <table:table-cell office:value-type="float" office:value="84753" table:style-name="ce46">
            <text:p>84.753</text:p>
          </table:table-cell>
          <table:table-cell office:value-type="percentage" office:value="0.94207683073229287" table:style-name="ce47">
            <text:p>94,2%</text:p>
          </table:table-cell>
          <table:table-cell office:value-type="float" office:value="88748" table:style-name="ce46">
            <text:p>88.748</text:p>
          </table:table-cell>
          <table:table-cell office:value-type="percentage" office:value="0.90773148953144656" table:style-name="ce47">
            <text:p>90,8%</text:p>
          </table:table-cell>
          <table:table-cell office:value-type="float" office:value="55785" table:style-name="ce46">
            <text:p>55.785</text:p>
          </table:table-cell>
          <table:table-cell office:value-type="percentage" office:value="0.79157975394832059" table:style-name="ce47">
            <text:p>79,2%</text:p>
          </table:table-cell>
          <table:table-cell office:value-type="float" office:value="42330" table:style-name="ce46">
            <text:p>42.330</text:p>
          </table:table-cell>
          <table:table-cell office:value-type="percentage" office:value="0.83813483813483813" table:style-name="ce47">
            <text:p>83,8%</text:p>
          </table:table-cell>
          <table:table-cell office:value-type="float" office:value="40842" table:style-name="ce46">
            <text:p>40.842</text:p>
          </table:table-cell>
          <table:table-cell office:value-type="percentage" office:value="0.92900848440734252" table:style-name="ce47">
            <text:p>92,9%</text:p>
          </table:table-cell>
          <table:table-cell office:value-type="float" office:value="488000" table:style-name="ce46">
            <text:p>488.00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107204933155518" table:style-name="ce47">
            <text:p>93,1%</text:p>
          </table:table-cell>
          <table:table-cell office:value-type="percentage" office:value="0.83718616241068444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13" table:style-name="ce46">
            <text:p>229.813</text:p>
          </table:table-cell>
          <table:table-cell office:value-type="percentage" office:value="1" table:style-name="ce47">
            <text:p>100,0%</text:p>
          </table:table-cell>
          <table:table-cell office:value-type="float" office:value="252033" table:style-name="ce46">
            <text:p>252.033</text:p>
          </table:table-cell>
          <table:table-cell office:value-type="percentage" office:value="1" table:style-name="ce47">
            <text:p>100,0%</text:p>
          </table:table-cell>
          <table:table-cell office:value-type="float" office:value="323446" table:style-name="ce46">
            <text:p>323.446</text:p>
          </table:table-cell>
          <table:table-cell office:value-type="percentage" office:value="1" table:style-name="ce47">
            <text:p>100,0%</text:p>
          </table:table-cell>
          <table:table-cell office:value-type="float" office:value="354983" table:style-name="ce46">
            <text:p>354.983</text:p>
          </table:table-cell>
          <table:table-cell office:value-type="percentage" office:value="0.93128615465337439" table:style-name="ce47">
            <text:p>93,1%</text:p>
          </table:table-cell>
          <table:table-cell office:value-type="float" office:value="323195" table:style-name="ce46">
            <text:p>323.195</text:p>
          </table:table-cell>
          <table:table-cell office:value-type="percentage" office:value="0.88959689517072438" table:style-name="ce47">
            <text:p>89,0%</text:p>
          </table:table-cell>
          <table:table-cell office:value-type="float" office:value="215845" table:style-name="ce46">
            <text:p>215.845</text:p>
          </table:table-cell>
          <table:table-cell office:value-type="percentage" office:value="0.80604444643610684" table:style-name="ce47">
            <text:p>80,6%</text:p>
          </table:table-cell>
          <table:table-cell office:value-type="float" office:value="177271" table:style-name="ce46">
            <text:p>177.271</text:p>
          </table:table-cell>
          <table:table-cell office:value-type="percentage" office:value="0.84012302967688124" table:style-name="ce47">
            <text:p>84,0%</text:p>
          </table:table-cell>
          <table:table-cell office:value-type="float" office:value="148542" table:style-name="ce46">
            <text:p>148.542</text:p>
          </table:table-cell>
          <table:table-cell office:value-type="percentage" office:value="0.89839242297782773" table:style-name="ce47">
            <text:p>89,8%</text:p>
          </table:table-cell>
          <table:table-cell office:value-type="float" office:value="2025128" table:style-name="ce46">
            <text:p>2.025.12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05572467906994" table:style-name="ce47">
            <text:p>93,1%</text:p>
          </table:table-cell>
          <table:table-cell office:value-type="percentage" office:value="0.84559387837078348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69" table:style-name="ce46">
            <text:p>139.169</text:p>
          </table:table-cell>
          <table:table-cell office:value-type="percentage" office:value="1" table:style-name="ce47">
            <text:p>100,0%</text:p>
          </table:table-cell>
          <table:table-cell office:value-type="float" office:value="159537" table:style-name="ce46">
            <text:p>159.537</text:p>
          </table:table-cell>
          <table:table-cell office:value-type="percentage" office:value="1" table:style-name="ce47">
            <text:p>100,0%</text:p>
          </table:table-cell>
          <table:table-cell office:value-type="float" office:value="224613" table:style-name="ce46">
            <text:p>224.613</text:p>
          </table:table-cell>
          <table:table-cell office:value-type="percentage" office:value="1" table:style-name="ce47">
            <text:p>100,0%</text:p>
          </table:table-cell>
          <table:table-cell office:value-type="float" office:value="288203" table:style-name="ce46">
            <text:p>288.203</text:p>
          </table:table-cell>
          <table:table-cell office:value-type="percentage" office:value="0.93731258821769359" table:style-name="ce47">
            <text:p>93,7%</text:p>
          </table:table-cell>
          <table:table-cell office:value-type="float" office:value="289655" table:style-name="ce46">
            <text:p>289.655</text:p>
          </table:table-cell>
          <table:table-cell office:value-type="percentage" office:value="0.87613617458901105" table:style-name="ce47">
            <text:p>87,6%</text:p>
          </table:table-cell>
          <table:table-cell office:value-type="float" office:value="209067" table:style-name="ce46">
            <text:p>209.067</text:p>
          </table:table-cell>
          <table:table-cell office:value-type="percentage" office:value="0.78625879556677114" table:style-name="ce47">
            <text:p>78,6%</text:p>
          </table:table-cell>
          <table:table-cell office:value-type="float" office:value="176955" table:style-name="ce46">
            <text:p>176.955</text:p>
          </table:table-cell>
          <table:table-cell office:value-type="percentage" office:value="0.81138892837327881" table:style-name="ce47">
            <text:p>81,1%</text:p>
          </table:table-cell>
          <table:table-cell office:value-type="float" office:value="153771" table:style-name="ce46">
            <text:p>153.771</text:p>
          </table:table-cell>
          <table:table-cell office:value-type="percentage" office:value="0.88388361345503874" table:style-name="ce47">
            <text:p>88,4%</text:p>
          </table:table-cell>
          <table:table-cell office:value-type="float" office:value="1640970" table:style-name="ce46">
            <text:p>1.640.97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722275296552823" table:style-name="ce47">
            <text:p>90,7%</text:p>
          </table:table-cell>
          <table:table-cell office:value-type="percentage" office:value="0.80234360981038233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973" table:style-name="ce46">
            <text:p>459.973</text:p>
          </table:table-cell>
          <table:table-cell office:value-type="percentage" office:value="1" table:style-name="ce47">
            <text:p>100,0%</text:p>
          </table:table-cell>
          <table:table-cell office:value-type="float" office:value="620354" table:style-name="ce46">
            <text:p>620.354</text:p>
          </table:table-cell>
          <table:table-cell office:value-type="percentage" office:value="0.9764864031028252" table:style-name="ce47">
            <text:p>97,6%</text:p>
          </table:table-cell>
          <table:table-cell office:value-type="float" office:value="805485" table:style-name="ce46">
            <text:p>805.485</text:p>
          </table:table-cell>
          <table:table-cell office:value-type="percentage" office:value="0.9616766795927334" table:style-name="ce47">
            <text:p>96,2%</text:p>
          </table:table-cell>
          <table:table-cell office:value-type="float" office:value="1036838" table:style-name="ce46">
            <text:p>1.036.838</text:p>
          </table:table-cell>
          <table:table-cell office:value-type="percentage" office:value="0.94967667478796092" table:style-name="ce47">
            <text:p>95,0%</text:p>
          </table:table-cell>
          <table:table-cell office:value-type="float" office:value="1151315" table:style-name="ce46">
            <text:p>1.151.315</text:p>
          </table:table-cell>
          <table:table-cell office:value-type="percentage" office:value="0.87435779624911236" table:style-name="ce47">
            <text:p>87,4%</text:p>
          </table:table-cell>
          <table:table-cell office:value-type="float" office:value="811671" table:style-name="ce46">
            <text:p>811.671</text:p>
          </table:table-cell>
          <table:table-cell office:value-type="percentage" office:value="0.776977404915704" table:style-name="ce47">
            <text:p>77,7%</text:p>
          </table:table-cell>
          <table:table-cell office:value-type="float" office:value="676341" table:style-name="ce46">
            <text:p>676.341</text:p>
          </table:table-cell>
          <table:table-cell office:value-type="percentage" office:value="0.80618999088129595" table:style-name="ce47">
            <text:p>80,6%</text:p>
          </table:table-cell>
          <table:table-cell office:value-type="float" office:value="560682" table:style-name="ce46">
            <text:p>560.682</text:p>
          </table:table-cell>
          <table:table-cell office:value-type="percentage" office:value="0.85448194511754649" table:style-name="ce47">
            <text:p>85,4%</text:p>
          </table:table-cell>
          <table:table-cell office:value-type="float" office:value="6122659" table:style-name="ce46">
            <text:p>6.122.65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142954067637692" table:style-name="ce47">
            <text:p>89,1%</text:p>
          </table:table-cell>
          <table:table-cell office:value-type="percentage" office:value="0.78692571498490005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17" table:style-name="ce46">
            <text:p>297.217</text:p>
          </table:table-cell>
          <table:table-cell office:value-type="percentage" office:value="1" table:style-name="ce47">
            <text:p>100,0%</text:p>
          </table:table-cell>
          <table:table-cell office:value-type="float" office:value="435019" table:style-name="ce46">
            <text:p>435.019</text:p>
          </table:table-cell>
          <table:table-cell office:value-type="percentage" office:value="0.99350708670768417" table:style-name="ce47">
            <text:p>99,4%</text:p>
          </table:table-cell>
          <table:table-cell office:value-type="float" office:value="571878" table:style-name="ce46">
            <text:p>571.878</text:p>
          </table:table-cell>
          <table:table-cell office:value-type="percentage" office:value="0.98476050750092992" table:style-name="ce47">
            <text:p>98,5%</text:p>
          </table:table-cell>
          <table:table-cell office:value-type="float" office:value="717868" table:style-name="ce46">
            <text:p>717.868</text:p>
          </table:table-cell>
          <table:table-cell office:value-type="percentage" office:value="0.95418790058670755" table:style-name="ce47">
            <text:p>95,4%</text:p>
          </table:table-cell>
          <table:table-cell office:value-type="float" office:value="758972" table:style-name="ce46">
            <text:p>758.972</text:p>
          </table:table-cell>
          <table:table-cell office:value-type="percentage" office:value="0.89124318332339114" table:style-name="ce47">
            <text:p>89,1%</text:p>
          </table:table-cell>
          <table:table-cell office:value-type="float" office:value="519782" table:style-name="ce46">
            <text:p>519.782</text:p>
          </table:table-cell>
          <table:table-cell office:value-type="percentage" office:value="0.80119428015642169" table:style-name="ce47">
            <text:p>80,1%</text:p>
          </table:table-cell>
          <table:table-cell office:value-type="float" office:value="435665" table:style-name="ce46">
            <text:p>435.665</text:p>
          </table:table-cell>
          <table:table-cell office:value-type="percentage" office:value="0.84410589662214264" table:style-name="ce47">
            <text:p>84,4%</text:p>
          </table:table-cell>
          <table:table-cell office:value-type="float" office:value="379602" table:style-name="ce46">
            <text:p>379.602</text:p>
          </table:table-cell>
          <table:table-cell office:value-type="percentage" office:value="0.89416791706612708" table:style-name="ce47">
            <text:p>89,4%</text:p>
          </table:table-cell>
          <table:table-cell office:value-type="float" office:value="4116003" table:style-name="ce46">
            <text:p>4.116.00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701918186174813" table:style-name="ce47">
            <text:p>91,7%</text:p>
          </table:table-cell>
          <table:table-cell office:value-type="percentage" office:value="0.81386507922227302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41" table:style-name="ce46">
            <text:p>78.341</text:p>
          </table:table-cell>
          <table:table-cell office:value-type="percentage" office:value="1" table:style-name="ce47">
            <text:p>100,0%</text:p>
          </table:table-cell>
          <table:table-cell office:value-type="float" office:value="96049" table:style-name="ce46">
            <text:p>96.049</text:p>
          </table:table-cell>
          <table:table-cell office:value-type="percentage" office:value="1" table:style-name="ce47">
            <text:p>100,0%</text:p>
          </table:table-cell>
          <table:table-cell office:value-type="float" office:value="133130" table:style-name="ce46">
            <text:p>133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61874" table:style-name="ce46">
            <text:p>161.874</text:p>
          </table:table-cell>
          <table:table-cell office:value-type="percentage" office:value="0.95661166792738273" table:style-name="ce47">
            <text:p>95,7%</text:p>
          </table:table-cell>
          <table:table-cell office:value-type="float" office:value="146771" table:style-name="ce46">
            <text:p>146.771</text:p>
          </table:table-cell>
          <table:table-cell office:value-type="percentage" office:value="0.92022897413068827" table:style-name="ce47">
            <text:p>92,0%</text:p>
          </table:table-cell>
          <table:table-cell office:value-type="float" office:value="113921" table:style-name="ce46">
            <text:p>113.921</text:p>
          </table:table-cell>
          <table:table-cell office:value-type="percentage" office:value="0.85347507847676418" table:style-name="ce47">
            <text:p>85,3%</text:p>
          </table:table-cell>
          <table:table-cell office:value-type="float" office:value="94514" table:style-name="ce46">
            <text:p>94.514</text:p>
          </table:table-cell>
          <table:table-cell office:value-type="percentage" office:value="0.83404518178609244" table:style-name="ce47">
            <text:p>83,4%</text:p>
          </table:table-cell>
          <table:table-cell office:value-type="float" office:value="78824" table:style-name="ce46">
            <text:p>78.824</text:p>
          </table:table-cell>
          <table:table-cell office:value-type="percentage" office:value="0.93007669616519173" table:style-name="ce47">
            <text:p>93,0%</text:p>
          </table:table-cell>
          <table:table-cell office:value-type="float" office:value="903424" table:style-name="ce46">
            <text:p>903.42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754451526424921" table:style-name="ce47">
            <text:p>94,8%</text:p>
          </table:table-cell>
          <table:table-cell office:value-type="percentage" office:value="0.84909308102448622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10" table:style-name="ce46">
            <text:p>23.410</text:p>
          </table:table-cell>
          <table:table-cell office:value-type="percentage" office:value="1" table:style-name="ce47">
            <text:p>100,0%</text:p>
          </table:table-cell>
          <table:table-cell office:value-type="float" office:value="28712" table:style-name="ce46">
            <text:p>28.712</text:p>
          </table:table-cell>
          <table:table-cell office:value-type="percentage" office:value="1" table:style-name="ce47">
            <text:p>100,0%</text:p>
          </table:table-cell>
          <table:table-cell office:value-type="float" office:value="38197" table:style-name="ce46">
            <text:p>38.197</text:p>
          </table:table-cell>
          <table:table-cell office:value-type="percentage" office:value="1" table:style-name="ce47">
            <text:p>100,0%</text:p>
          </table:table-cell>
          <table:table-cell office:value-type="float" office:value="45604" table:style-name="ce46">
            <text:p>45.604</text:p>
          </table:table-cell>
          <table:table-cell office:value-type="percentage" office:value="0.95678079892581402" table:style-name="ce47">
            <text:p>95,7%</text:p>
          </table:table-cell>
          <table:table-cell office:value-type="float" office:value="47925" table:style-name="ce46">
            <text:p>47.925</text:p>
          </table:table-cell>
          <table:table-cell office:value-type="percentage" office:value="0.90515043345232027" table:style-name="ce47">
            <text:p>90,5%</text:p>
          </table:table-cell>
          <table:table-cell office:value-type="float" office:value="31802" table:style-name="ce46">
            <text:p>31.802</text:p>
          </table:table-cell>
          <table:table-cell office:value-type="percentage" office:value="0.8088201632798393" table:style-name="ce47">
            <text:p>80,9%</text:p>
          </table:table-cell>
          <table:table-cell office:value-type="float" office:value="24846" table:style-name="ce46">
            <text:p>24.846</text:p>
          </table:table-cell>
          <table:table-cell office:value-type="percentage" office:value="0.81574627355702933" table:style-name="ce47">
            <text:p>81,6%</text:p>
          </table:table-cell>
          <table:table-cell office:value-type="float" office:value="22735" table:style-name="ce46">
            <text:p>22.735</text:p>
          </table:table-cell>
          <table:table-cell office:value-type="percentage" office:value="0.89045119849600496" table:style-name="ce47">
            <text:p>89,0%</text:p>
          </table:table-cell>
          <table:table-cell office:value-type="float" office:value="263231" table:style-name="ce46">
            <text:p>263.23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696763742648869" table:style-name="ce47">
            <text:p>92,7%</text:p>
          </table:table-cell>
          <table:table-cell office:value-type="percentage" office:value="0.82281800733947252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09" table:style-name="ce46">
            <text:p>74.109</text:p>
          </table:table-cell>
          <table:table-cell office:value-type="percentage" office:value="1" table:style-name="ce47">
            <text:p>100,0%</text:p>
          </table:table-cell>
          <table:table-cell office:value-type="float" office:value="103643" table:style-name="ce46">
            <text:p>103.643</text:p>
          </table:table-cell>
          <table:table-cell office:value-type="percentage" office:value="1" table:style-name="ce47">
            <text:p>100,0%</text:p>
          </table:table-cell>
          <table:table-cell office:value-type="float" office:value="149119" table:style-name="ce46">
            <text:p>149.119</text:p>
          </table:table-cell>
          <table:table-cell office:value-type="percentage" office:value="1" table:style-name="ce47">
            <text:p>100,0%</text:p>
          </table:table-cell>
          <table:table-cell office:value-type="float" office:value="208652" table:style-name="ce46">
            <text:p>208.652</text:p>
          </table:table-cell>
          <table:table-cell office:value-type="percentage" office:value="0.97841092395993545" table:style-name="ce47">
            <text:p>97,8%</text:p>
          </table:table-cell>
          <table:table-cell office:value-type="float" office:value="234158" table:style-name="ce46">
            <text:p>234.158</text:p>
          </table:table-cell>
          <table:table-cell office:value-type="percentage" office:value="0.92131241712799572" table:style-name="ce47">
            <text:p>92,1%</text:p>
          </table:table-cell>
          <table:table-cell office:value-type="float" office:value="171023" table:style-name="ce46">
            <text:p>171.023</text:p>
          </table:table-cell>
          <table:table-cell office:value-type="percentage" office:value="0.81828012038104714" table:style-name="ce47">
            <text:p>81,8%</text:p>
          </table:table-cell>
          <table:table-cell office:value-type="float" office:value="145562" table:style-name="ce46">
            <text:p>145.562</text:p>
          </table:table-cell>
          <table:table-cell office:value-type="percentage" office:value="0.84507222144814453" table:style-name="ce47">
            <text:p>84,5%</text:p>
          </table:table-cell>
          <table:table-cell office:value-type="float" office:value="124028" table:style-name="ce46">
            <text:p>124.028</text:p>
          </table:table-cell>
          <table:table-cell office:value-type="percentage" office:value="0.87408910877133639" table:style-name="ce47">
            <text:p>87,4%</text:p>
          </table:table-cell>
          <table:table-cell office:value-type="float" office:value="1210294" table:style-name="ce46">
            <text:p>1.210.29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379193931627002" table:style-name="ce47">
            <text:p>92,4%</text:p>
          </table:table-cell>
          <table:table-cell office:value-type="percentage" office:value="0.80085571490109853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55" table:style-name="ce46">
            <text:p>42.555</text:p>
          </table:table-cell>
          <table:table-cell office:value-type="percentage" office:value="1" table:style-name="ce47">
            <text:p>100,0%</text:p>
          </table:table-cell>
          <table:table-cell office:value-type="float" office:value="55955" table:style-name="ce46">
            <text:p>55.955</text:p>
          </table:table-cell>
          <table:table-cell office:value-type="percentage" office:value="1" table:style-name="ce47">
            <text:p>100,0%</text:p>
          </table:table-cell>
          <table:table-cell office:value-type="float" office:value="72507" table:style-name="ce46">
            <text:p>72.507</text:p>
          </table:table-cell>
          <table:table-cell office:value-type="percentage" office:value="0.98189426358268783" table:style-name="ce47">
            <text:p>98,2%</text:p>
          </table:table-cell>
          <table:table-cell office:value-type="float" office:value="92306" table:style-name="ce46">
            <text:p>92.306</text:p>
          </table:table-cell>
          <table:table-cell office:value-type="percentage" office:value="0.95461972821478069" table:style-name="ce47">
            <text:p>95,5%</text:p>
          </table:table-cell>
          <table:table-cell office:value-type="float" office:value="96131" table:style-name="ce46">
            <text:p>96.131</text:p>
          </table:table-cell>
          <table:table-cell office:value-type="percentage" office:value="0.89008536878946687" table:style-name="ce47">
            <text:p>89,0%</text:p>
          </table:table-cell>
          <table:table-cell office:value-type="float" office:value="65294" table:style-name="ce46">
            <text:p>65.294</text:p>
          </table:table-cell>
          <table:table-cell office:value-type="percentage" office:value="0.80271941579277362" table:style-name="ce47">
            <text:p>80,3%</text:p>
          </table:table-cell>
          <table:table-cell office:value-type="float" office:value="59005" table:style-name="ce46">
            <text:p>59.005</text:p>
          </table:table-cell>
          <table:table-cell office:value-type="percentage" office:value="0.86610301348951224" table:style-name="ce47">
            <text:p>86,6%</text:p>
          </table:table-cell>
          <table:table-cell office:value-type="float" office:value="50777" table:style-name="ce46">
            <text:p>50.777</text:p>
          </table:table-cell>
          <table:table-cell office:value-type="percentage" office:value="0.90049301269773707" table:style-name="ce47">
            <text:p>90,0%</text:p>
          </table:table-cell>
          <table:table-cell office:value-type="float" office:value="534530" table:style-name="ce46">
            <text:p>534.530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945699178125551" table:style-name="ce47">
            <text:p>91,9%</text:p>
          </table:table-cell>
          <table:table-cell office:value-type="percentage" office:value="0.80842774543744145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15" table:style-name="ce46">
            <text:p>164.415</text:p>
          </table:table-cell>
          <table:table-cell office:value-type="percentage" office:value="1" table:style-name="ce47">
            <text:p>100,0%</text:p>
          </table:table-cell>
          <table:table-cell office:value-type="float" office:value="214010" table:style-name="ce46">
            <text:p>214.010</text:p>
          </table:table-cell>
          <table:table-cell office:value-type="percentage" office:value="1" table:style-name="ce47">
            <text:p>100,0%</text:p>
          </table:table-cell>
          <table:table-cell office:value-type="float" office:value="279272" table:style-name="ce46">
            <text:p>279.272</text:p>
          </table:table-cell>
          <table:table-cell office:value-type="percentage" office:value="0.99697628507884151" table:style-name="ce47">
            <text:p>99,7%</text:p>
          </table:table-cell>
          <table:table-cell office:value-type="float" office:value="325272" table:style-name="ce46">
            <text:p>325.272</text:p>
          </table:table-cell>
          <table:table-cell office:value-type="percentage" office:value="0.95674707406677506" table:style-name="ce47">
            <text:p>95,7%</text:p>
          </table:table-cell>
          <table:table-cell office:value-type="float" office:value="323132" table:style-name="ce46">
            <text:p>323.132</text:p>
          </table:table-cell>
          <table:table-cell office:value-type="percentage" office:value="0.89230199954160483" table:style-name="ce47">
            <text:p>89,2%</text:p>
          </table:table-cell>
          <table:table-cell office:value-type="float" office:value="206948" table:style-name="ce46">
            <text:p>206.948</text:p>
          </table:table-cell>
          <table:table-cell office:value-type="percentage" office:value="0.79429499161366834" table:style-name="ce47">
            <text:p>79,4%</text:p>
          </table:table-cell>
          <table:table-cell office:value-type="float" office:value="169170" table:style-name="ce46">
            <text:p>169.170</text:p>
          </table:table-cell>
          <table:table-cell office:value-type="percentage" office:value="0.83941171216767396" table:style-name="ce47">
            <text:p>83,9%</text:p>
          </table:table-cell>
          <table:table-cell office:value-type="float" office:value="151739" table:style-name="ce46">
            <text:p>151.739</text:p>
          </table:table-cell>
          <table:table-cell office:value-type="percentage" office:value="0.89996204168297689" table:style-name="ce47">
            <text:p>90,0%</text:p>
          </table:table-cell>
          <table:table-cell office:value-type="float" office:value="1833958" table:style-name="ce46">
            <text:p>1.833.95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440054981418318" table:style-name="ce47">
            <text:p>92,4%</text:p>
          </table:table-cell>
          <table:table-cell office:value-type="percentage" office:value="0.82591970111290047" table:style-name="ce47">
            <text:p>8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8" table:style-name="ce46">
            <text:p>3.908</text:p>
          </table:table-cell>
          <table:table-cell office:value-type="percentage" office:value="0.90504863362667898" table:style-name="ce47">
            <text:p>90,5%</text:p>
          </table:table-cell>
          <table:table-cell office:value-type="float" office:value="7692" table:style-name="ce46">
            <text:p>7.692</text:p>
          </table:table-cell>
          <table:table-cell office:value-type="percentage" office:value="0.97899961817487591" table:style-name="ce47">
            <text:p>97,9%</text:p>
          </table:table-cell>
          <table:table-cell office:value-type="float" office:value="10645" table:style-name="ce46">
            <text:p>10.645</text:p>
          </table:table-cell>
          <table:table-cell office:value-type="percentage" office:value="0.92116649359640013" table:style-name="ce47">
            <text:p>92,1%</text:p>
          </table:table-cell>
          <table:table-cell office:value-type="float" office:value="11252" table:style-name="ce46">
            <text:p>11.252</text:p>
          </table:table-cell>
          <table:table-cell office:value-type="percentage" office:value="0.89004904287296316" table:style-name="ce47">
            <text:p>89,0%</text:p>
          </table:table-cell>
          <table:table-cell office:value-type="float" office:value="9407" table:style-name="ce46">
            <text:p>9.407</text:p>
          </table:table-cell>
          <table:table-cell office:value-type="percentage" office:value="0.79090297629056672" table:style-name="ce47">
            <text:p>79,1%</text:p>
          </table:table-cell>
          <table:table-cell office:value-type="float" office:value="9449" table:style-name="ce46">
            <text:p>9.449</text:p>
          </table:table-cell>
          <table:table-cell office:value-type="percentage" office:value="0.86158475426278835" table:style-name="ce47">
            <text:p>86,2%</text:p>
          </table:table-cell>
          <table:table-cell office:value-type="float" office:value="8772" table:style-name="ce46">
            <text:p>8.772</text:p>
          </table:table-cell>
          <table:table-cell office:value-type="percentage" office:value="0.96120973044049962" table:style-name="ce47">
            <text:p>96,1%</text:p>
          </table:table-cell>
          <table:table-cell office:value-type="float" office:value="63533" table:style-name="ce46">
            <text:p>63.53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527231733953361" table:style-name="ce47">
            <text:p>89,5%</text:p>
          </table:table-cell>
          <table:table-cell office:value-type="percentage" office:value="0.75453077124058809" table:style-name="ce47">
            <text:p>7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1" table:style-name="ce46">
            <text:p>2.091</text:p>
          </table:table-cell>
          <table:table-cell office:value-type="percentage" office:value="0.89016602809706258" table:style-name="ce47">
            <text:p>89,0%</text:p>
          </table:table-cell>
          <table:table-cell office:value-type="float" office:value="3420" table:style-name="ce46">
            <text:p>3.420</text:p>
          </table:table-cell>
          <table:table-cell office:value-type="percentage" office:value="0.91248665955176089" table:style-name="ce47">
            <text:p>91,2%</text:p>
          </table:table-cell>
          <table:table-cell office:value-type="float" office:value="7485" table:style-name="ce46">
            <text:p>7.485</text:p>
          </table:table-cell>
          <table:table-cell office:value-type="percentage" office:value="0.95630509773859718" table:style-name="ce47">
            <text:p>95,6%</text:p>
          </table:table-cell>
          <table:table-cell office:value-type="float" office:value="10116" table:style-name="ce46">
            <text:p>10.116</text:p>
          </table:table-cell>
          <table:table-cell office:value-type="percentage" office:value="0.89530046906805916" table:style-name="ce47">
            <text:p>89,5%</text:p>
          </table:table-cell>
          <table:table-cell office:value-type="float" office:value="10580" table:style-name="ce46">
            <text:p>10.580</text:p>
          </table:table-cell>
          <table:table-cell office:value-type="percentage" office:value="0.88151974670888189" table:style-name="ce47">
            <text:p>88,2%</text:p>
          </table:table-cell>
          <table:table-cell office:value-type="float" office:value="9156" table:style-name="ce46">
            <text:p>9.156</text:p>
          </table:table-cell>
          <table:table-cell office:value-type="percentage" office:value="0.75463611637682348" table:style-name="ce47">
            <text:p>75,5%</text:p>
          </table:table-cell>
          <table:table-cell office:value-type="float" office:value="9433" table:style-name="ce46">
            <text:p>9.433</text:p>
          </table:table-cell>
          <table:table-cell office:value-type="percentage" office:value="0.78641100458524382" table:style-name="ce47">
            <text:p>78,6%</text:p>
          </table:table-cell>
          <table:table-cell office:value-type="float" office:value="8505" table:style-name="ce46">
            <text:p>8.505</text:p>
          </table:table-cell>
          <table:table-cell office:value-type="percentage" office:value="0.88834343012325045" table:style-name="ce47">
            <text:p>88,8%</text:p>
          </table:table-cell>
          <table:table-cell office:value-type="float" office:value="60786" table:style-name="ce46">
            <text:p>60.78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702200854399591" table:style-name="ce47">
            <text:p>85,7%</text:p>
          </table:table-cell>
          <table:table-cell office:value-type="percentage" office:value="0.69807983830217279" table:style-name="ce47">
            <text:p>69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60" table:style-name="ce49">
            <text:p>260</text:p>
          </table:table-cell>
          <table:table-cell office:value-type="string" table:style-name="ce50">
            <text:p>-</text:p>
          </table:table-cell>
          <table:table-cell office:value-type="float" office:value="768" table:style-name="ce49">
            <text:p>768</text:p>
          </table:table-cell>
          <table:table-cell office:value-type="string" table:style-name="ce50">
            <text:p>-</text:p>
          </table:table-cell>
          <table:table-cell office:value-type="float" office:value="1525" table:style-name="ce49">
            <text:p>1.525</text:p>
          </table:table-cell>
          <table:table-cell office:value-type="string" table:style-name="ce50">
            <text:p>-</text:p>
          </table:table-cell>
          <table:table-cell office:value-type="float" office:value="1818" table:style-name="ce49">
            <text:p>1.818</text:p>
          </table:table-cell>
          <table:table-cell office:value-type="string" table:style-name="ce50">
            <text:p>-</text:p>
          </table:table-cell>
          <table:table-cell office:value-type="float" office:value="1506" table:style-name="ce49">
            <text:p>1.506</text:p>
          </table:table-cell>
          <table:table-cell office:value-type="string" table:style-name="ce50">
            <text:p>-</text:p>
          </table:table-cell>
          <table:table-cell office:value-type="float" office:value="186" table:style-name="ce49">
            <text:p>186</text:p>
          </table:table-cell>
          <table:table-cell office:value-type="string" table:style-name="ce50">
            <text:p>-</text:p>
          </table:table-cell>
          <table:table-cell office:value-type="float" office:value="6135" table:style-name="ce49">
            <text:p>6.13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4281" table:style-name="ce53">
            <text:p>2.944.281</text:p>
          </table:table-cell>
          <table:table-cell office:value-type="percentage" office:value="1" table:style-name="ce54">
            <text:p>100,0%</text:p>
          </table:table-cell>
          <table:table-cell office:value-type="float" office:value="3955457" table:style-name="ce53">
            <text:p>3.955.457</text:p>
          </table:table-cell>
          <table:table-cell office:value-type="percentage" office:value="0.99884142730701297" table:style-name="ce54">
            <text:p>99,9%</text:p>
          </table:table-cell>
          <table:table-cell office:value-type="float" office:value="5308148" table:style-name="ce53">
            <text:p>5.308.148</text:p>
          </table:table-cell>
          <table:table-cell office:value-type="percentage" office:value="0.99459657567023785" table:style-name="ce54">
            <text:p>99,5%</text:p>
          </table:table-cell>
          <table:table-cell office:value-type="float" office:value="6725163" table:style-name="ce53">
            <text:p>6.725.163</text:p>
          </table:table-cell>
          <table:table-cell office:value-type="percentage" office:value="0.95618802878760001" table:style-name="ce54">
            <text:p>95,6%</text:p>
          </table:table-cell>
          <table:table-cell office:value-type="float" office:value="7058348" table:style-name="ce53">
            <text:p>7.058.348</text:p>
          </table:table-cell>
          <table:table-cell office:value-type="percentage" office:value="0.89439726640662254" table:style-name="ce54">
            <text:p>89,4%</text:p>
          </table:table-cell>
          <table:table-cell office:value-type="float" office:value="5021518" table:style-name="ce53">
            <text:p>5.021.518</text:p>
          </table:table-cell>
          <table:table-cell office:value-type="percentage" office:value="0.80597001510175181" table:style-name="ce54">
            <text:p>80,6%</text:p>
          </table:table-cell>
          <table:table-cell office:value-type="float" office:value="4124842" table:style-name="ce53">
            <text:p>4.124.842</text:p>
          </table:table-cell>
          <table:table-cell office:value-type="percentage" office:value="0.83420471460005174" table:style-name="ce54">
            <text:p>83,4%</text:p>
          </table:table-cell>
          <table:table-cell office:value-type="float" office:value="3448641" table:style-name="ce53">
            <text:p>3.448.641</text:p>
          </table:table-cell>
          <table:table-cell office:value-type="percentage" office:value="0.88683966769237732" table:style-name="ce54">
            <text:p>88,7%</text:p>
          </table:table-cell>
          <table:table-cell office:value-type="float" office:value="38586398" table:style-name="ce53">
            <text:p>38.586.39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611007803996913" table:style-name="ce54">
            <text:p>91,6%</text:p>
          </table:table-cell>
          <table:table-cell office:value-type="percentage" office:value="0.81318759780526328" table:style-name="ce54">
            <text:p>81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776" table:style-name="ce43">
            <text:p>429.776</text:p>
          </table:table-cell>
          <table:table-cell office:value-type="percentage" office:value="1" table:style-name="ce44">
            <text:p>100,0%</text:p>
          </table:table-cell>
          <table:table-cell office:value-type="float" office:value="651281" table:style-name="ce43">
            <text:p>651.281</text:p>
          </table:table-cell>
          <table:table-cell office:value-type="percentage" office:value="1" table:style-name="ce44">
            <text:p>100,0%</text:p>
          </table:table-cell>
          <table:table-cell office:value-type="float" office:value="923228" table:style-name="ce43">
            <text:p>923.228</text:p>
          </table:table-cell>
          <table:table-cell office:value-type="percentage" office:value="1.0077291089748697" table:style-name="ce44">
            <text:p>100,8%</text:p>
          </table:table-cell>
          <table:table-cell office:value-type="float" office:value="1211436" table:style-name="ce43">
            <text:p>1.211.436</text:p>
          </table:table-cell>
          <table:table-cell office:value-type="percentage" office:value="0.95764101939809698" table:style-name="ce44">
            <text:p>95,8%</text:p>
          </table:table-cell>
          <table:table-cell office:value-type="float" office:value="1247440" table:style-name="ce43">
            <text:p>1.247.440</text:p>
          </table:table-cell>
          <table:table-cell office:value-type="percentage" office:value="0.90060457117609094" table:style-name="ce44">
            <text:p>90,1%</text:p>
          </table:table-cell>
          <table:table-cell office:value-type="float" office:value="923336" table:style-name="ce43">
            <text:p>923.336</text:p>
          </table:table-cell>
          <table:table-cell office:value-type="percentage" office:value="0.80978971546644196" table:style-name="ce44">
            <text:p>81,0%</text:p>
          </table:table-cell>
          <table:table-cell office:value-type="float" office:value="759741" table:style-name="ce43">
            <text:p>759.741</text:p>
          </table:table-cell>
          <table:table-cell office:value-type="percentage" office:value="0.8180940095103546" table:style-name="ce44">
            <text:p>81,8%</text:p>
          </table:table-cell>
          <table:table-cell office:value-type="float" office:value="669478" table:style-name="ce43">
            <text:p>669.478</text:p>
          </table:table-cell>
          <table:table-cell office:value-type="percentage" office:value="0.88919082967750329" table:style-name="ce44">
            <text:p>88,9%</text:p>
          </table:table-cell>
          <table:table-cell office:value-type="float" office:value="6815716" table:style-name="ce43">
            <text:p>6.815.71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61874201134596" table:style-name="ce44">
            <text:p>91,5%</text:p>
          </table:table-cell>
          <table:table-cell office:value-type="percentage" office:value="0.80522035142197135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90" table:style-name="ce46">
            <text:p>100.290</text:p>
          </table:table-cell>
          <table:table-cell office:value-type="percentage" office:value="1" table:style-name="ce47">
            <text:p>100,0%</text:p>
          </table:table-cell>
          <table:table-cell office:value-type="float" office:value="118854" table:style-name="ce46">
            <text:p>118.854</text:p>
          </table:table-cell>
          <table:table-cell office:value-type="percentage" office:value="0.99915093943087718" table:style-name="ce47">
            <text:p>99,9%</text:p>
          </table:table-cell>
          <table:table-cell office:value-type="float" office:value="152919" table:style-name="ce46">
            <text:p>152.919</text:p>
          </table:table-cell>
          <table:table-cell office:value-type="percentage" office:value="0.97794931155550724" table:style-name="ce47">
            <text:p>97,8%</text:p>
          </table:table-cell>
          <table:table-cell office:value-type="float" office:value="184713" table:style-name="ce46">
            <text:p>184.713</text:p>
          </table:table-cell>
          <table:table-cell office:value-type="percentage" office:value="0.93164233907982208" table:style-name="ce47">
            <text:p>93,2%</text:p>
          </table:table-cell>
          <table:table-cell office:value-type="float" office:value="186808" table:style-name="ce46">
            <text:p>186.808</text:p>
          </table:table-cell>
          <table:table-cell office:value-type="percentage" office:value="0.8691048324439502" table:style-name="ce47">
            <text:p>86,9%</text:p>
          </table:table-cell>
          <table:table-cell office:value-type="float" office:value="124661" table:style-name="ce46">
            <text:p>124.661</text:p>
          </table:table-cell>
          <table:table-cell office:value-type="percentage" office:value="0.75880476729605684" table:style-name="ce47">
            <text:p>75,9%</text:p>
          </table:table-cell>
          <table:table-cell office:value-type="float" office:value="102963" table:style-name="ce46">
            <text:p>102.963</text:p>
          </table:table-cell>
          <table:table-cell office:value-type="percentage" office:value="0.78958750316331927" table:style-name="ce47">
            <text:p>79,0%</text:p>
          </table:table-cell>
          <table:table-cell office:value-type="float" office:value="87345" table:style-name="ce46">
            <text:p>87.345</text:p>
          </table:table-cell>
          <table:table-cell office:value-type="percentage" office:value="0.84711324908591878" table:style-name="ce47">
            <text:p>84,7%</text:p>
          </table:table-cell>
          <table:table-cell office:value-type="float" office:value="1058553" table:style-name="ce46">
            <text:p>1.058.55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31926685083712" table:style-name="ce47">
            <text:p>89,3%</text:p>
          </table:table-cell>
          <table:table-cell office:value-type="percentage" office:value="0.79626911871676576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37" table:style-name="ce46">
            <text:p>88.237</text:p>
          </table:table-cell>
          <table:table-cell office:value-type="percentage" office:value="1" table:style-name="ce47">
            <text:p>100,0%</text:p>
          </table:table-cell>
          <table:table-cell office:value-type="float" office:value="114003" table:style-name="ce46">
            <text:p>114.003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1" table:style-name="ce46">
            <text:p>147.381</text:p>
          </table:table-cell>
          <table:table-cell office:value-type="percentage" office:value="0.98482479352096863" table:style-name="ce47">
            <text:p>98,5%</text:p>
          </table:table-cell>
          <table:table-cell office:value-type="float" office:value="152699" table:style-name="ce46">
            <text:p>152.699</text:p>
          </table:table-cell>
          <table:table-cell office:value-type="percentage" office:value="0.93884841218604942" table:style-name="ce47">
            <text:p>93,9%</text:p>
          </table:table-cell>
          <table:table-cell office:value-type="float" office:value="150225" table:style-name="ce46">
            <text:p>150.225</text:p>
          </table:table-cell>
          <table:table-cell office:value-type="percentage" office:value="0.89958860551041064" table:style-name="ce47">
            <text:p>90,0%</text:p>
          </table:table-cell>
          <table:table-cell office:value-type="float" office:value="90041" table:style-name="ce46">
            <text:p>90.041</text:p>
          </table:table-cell>
          <table:table-cell office:value-type="percentage" office:value="0.78672095481909288" table:style-name="ce47">
            <text:p>78,7%</text:p>
          </table:table-cell>
          <table:table-cell office:value-type="float" office:value="65666" table:style-name="ce46">
            <text:p>65.666</text:p>
          </table:table-cell>
          <table:table-cell office:value-type="percentage" office:value="0.83004891860803176" table:style-name="ce47">
            <text:p>83,0%</text:p>
          </table:table-cell>
          <table:table-cell office:value-type="float" office:value="59951" table:style-name="ce46">
            <text:p>59.951</text:p>
          </table:table-cell>
          <table:table-cell office:value-type="percentage" office:value="0.93673437500000001" table:style-name="ce47">
            <text:p>93,7%</text:p>
          </table:table-cell>
          <table:table-cell office:value-type="float" office:value="868203" table:style-name="ce46">
            <text:p>868.20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62619134043667" table:style-name="ce47">
            <text:p>93,0%</text:p>
          </table:table-cell>
          <table:table-cell office:value-type="percentage" office:value="0.85219536231428838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38" table:style-name="ce46">
            <text:p>51.138</text:p>
          </table:table-cell>
          <table:table-cell office:value-type="percentage" office:value="1" table:style-name="ce47">
            <text:p>100,0%</text:p>
          </table:table-cell>
          <table:table-cell office:value-type="float" office:value="79145" table:style-name="ce46">
            <text:p>79.145</text:p>
          </table:table-cell>
          <table:table-cell office:value-type="percentage" office:value="0.98297232848129568" table:style-name="ce47">
            <text:p>98,3%</text:p>
          </table:table-cell>
          <table:table-cell office:value-type="float" office:value="109953" table:style-name="ce46">
            <text:p>109.953</text:p>
          </table:table-cell>
          <table:table-cell office:value-type="percentage" office:value="0.93791744504439956" table:style-name="ce47">
            <text:p>93,8%</text:p>
          </table:table-cell>
          <table:table-cell office:value-type="float" office:value="150177" table:style-name="ce46">
            <text:p>150.177</text:p>
          </table:table-cell>
          <table:table-cell office:value-type="percentage" office:value="0.90578840389150583" table:style-name="ce47">
            <text:p>90,6%</text:p>
          </table:table-cell>
          <table:table-cell office:value-type="float" office:value="168124" table:style-name="ce46">
            <text:p>168.124</text:p>
          </table:table-cell>
          <table:table-cell office:value-type="percentage" office:value="0.81545505694274678" table:style-name="ce47">
            <text:p>81,5%</text:p>
          </table:table-cell>
          <table:table-cell office:value-type="float" office:value="127417" table:style-name="ce46">
            <text:p>127.417</text:p>
          </table:table-cell>
          <table:table-cell office:value-type="percentage" office:value="0.69937481818131919" table:style-name="ce47">
            <text:p>69,9%</text:p>
          </table:table-cell>
          <table:table-cell office:value-type="float" office:value="97492" table:style-name="ce46">
            <text:p>97.492</text:p>
          </table:table-cell>
          <table:table-cell office:value-type="percentage" office:value="0.70676081251540501" table:style-name="ce47">
            <text:p>70,7%</text:p>
          </table:table-cell>
          <table:table-cell office:value-type="float" office:value="75421" table:style-name="ce46">
            <text:p>75.421</text:p>
          </table:table-cell>
          <table:table-cell office:value-type="percentage" office:value="0.78991411813992463" table:style-name="ce47">
            <text:p>79,0%</text:p>
          </table:table-cell>
          <table:table-cell office:value-type="float" office:value="858867" table:style-name="ce46">
            <text:p>858.86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992983639443518" table:style-name="ce47">
            <text:p>83,0%</text:p>
          </table:table-cell>
          <table:table-cell office:value-type="percentage" office:value="0.73310753425183706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14" table:style-name="ce46">
            <text:p>92.214</text:p>
          </table:table-cell>
          <table:table-cell office:value-type="percentage" office:value="1" table:style-name="ce47">
            <text:p>100,0%</text:p>
          </table:table-cell>
          <table:table-cell office:value-type="float" office:value="150706" table:style-name="ce46">
            <text:p>150.706</text:p>
          </table:table-cell>
          <table:table-cell office:value-type="percentage" office:value="0.97524768493053171" table:style-name="ce47">
            <text:p>97,5%</text:p>
          </table:table-cell>
          <table:table-cell office:value-type="float" office:value="221695" table:style-name="ce46">
            <text:p>221.695</text:p>
          </table:table-cell>
          <table:table-cell office:value-type="percentage" office:value="0.9430137988532149" table:style-name="ce47">
            <text:p>94,3%</text:p>
          </table:table-cell>
          <table:table-cell office:value-type="float" office:value="319666" table:style-name="ce46">
            <text:p>319.666</text:p>
          </table:table-cell>
          <table:table-cell office:value-type="percentage" office:value="0.91199730679691426" table:style-name="ce47">
            <text:p>91,2%</text:p>
          </table:table-cell>
          <table:table-cell office:value-type="float" office:value="315962" table:style-name="ce46">
            <text:p>315.962</text:p>
          </table:table-cell>
          <table:table-cell office:value-type="percentage" office:value="0.81449459172415217" table:style-name="ce47">
            <text:p>81,4%</text:p>
          </table:table-cell>
          <table:table-cell office:value-type="float" office:value="225666" table:style-name="ce46">
            <text:p>225.666</text:p>
          </table:table-cell>
          <table:table-cell office:value-type="percentage" office:value="0.72576816945075162" table:style-name="ce47">
            <text:p>72,6%</text:p>
          </table:table-cell>
          <table:table-cell office:value-type="float" office:value="182108" table:style-name="ce46">
            <text:p>182.108</text:p>
          </table:table-cell>
          <table:table-cell office:value-type="percentage" office:value="0.7233741678186123" table:style-name="ce47">
            <text:p>72,3%</text:p>
          </table:table-cell>
          <table:table-cell office:value-type="float" office:value="148689" table:style-name="ce46">
            <text:p>148.689</text:p>
          </table:table-cell>
          <table:table-cell office:value-type="percentage" office:value="0.82698265265827575" table:style-name="ce47">
            <text:p>82,7%</text:p>
          </table:table-cell>
          <table:table-cell office:value-type="float" office:value="1656706" table:style-name="ce46">
            <text:p>1.656.70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492450430289268" table:style-name="ce47">
            <text:p>84,5%</text:p>
          </table:table-cell>
          <table:table-cell office:value-type="percentage" office:value="0.76137065523504199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31" table:style-name="ce46">
            <text:p>42.131</text:p>
          </table:table-cell>
          <table:table-cell office:value-type="percentage" office:value="1" table:style-name="ce47">
            <text:p>100,0%</text:p>
          </table:table-cell>
          <table:table-cell office:value-type="float" office:value="55896" table:style-name="ce46">
            <text:p>55.896</text:p>
          </table:table-cell>
          <table:table-cell office:value-type="percentage" office:value="1" table:style-name="ce47">
            <text:p>100,0%</text:p>
          </table:table-cell>
          <table:table-cell office:value-type="float" office:value="76296" table:style-name="ce46">
            <text:p>76.296</text:p>
          </table:table-cell>
          <table:table-cell office:value-type="percentage" office:value="0.98643739091085392" table:style-name="ce47">
            <text:p>98,6%</text:p>
          </table:table-cell>
          <table:table-cell office:value-type="float" office:value="83939" table:style-name="ce46">
            <text:p>83.939</text:p>
          </table:table-cell>
          <table:table-cell office:value-type="percentage" office:value="0.93302876706238047" table:style-name="ce47">
            <text:p>93,3%</text:p>
          </table:table-cell>
          <table:table-cell office:value-type="float" office:value="87295" table:style-name="ce46">
            <text:p>87.295</text:p>
          </table:table-cell>
          <table:table-cell office:value-type="percentage" office:value="0.89286992809581767" table:style-name="ce47">
            <text:p>89,3%</text:p>
          </table:table-cell>
          <table:table-cell office:value-type="float" office:value="54714" table:style-name="ce46">
            <text:p>54.714</text:p>
          </table:table-cell>
          <table:table-cell office:value-type="percentage" office:value="0.77638244434038572" table:style-name="ce47">
            <text:p>77,6%</text:p>
          </table:table-cell>
          <table:table-cell office:value-type="float" office:value="41119" table:style-name="ce46">
            <text:p>41.119</text:p>
          </table:table-cell>
          <table:table-cell office:value-type="percentage" office:value="0.81415701415701414" table:style-name="ce47">
            <text:p>81,4%</text:p>
          </table:table-cell>
          <table:table-cell office:value-type="float" office:value="39754" table:style-name="ce46">
            <text:p>39.754</text:p>
          </table:table-cell>
          <table:table-cell office:value-type="percentage" office:value="0.90426040079157477" table:style-name="ce47">
            <text:p>90,4%</text:p>
          </table:table-cell>
          <table:table-cell office:value-type="float" office:value="481144" table:style-name="ce46">
            <text:p>481.14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799125021225769" table:style-name="ce47">
            <text:p>91,8%</text:p>
          </table:table-cell>
          <table:table-cell office:value-type="percentage" office:value="0.82542438304698018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39" table:style-name="ce46">
            <text:p>227.739</text:p>
          </table:table-cell>
          <table:table-cell office:value-type="percentage" office:value="1" table:style-name="ce47">
            <text:p>100,0%</text:p>
          </table:table-cell>
          <table:table-cell office:value-type="float" office:value="250088" table:style-name="ce46">
            <text:p>250.088</text:p>
          </table:table-cell>
          <table:table-cell office:value-type="percentage" office:value="1" table:style-name="ce47">
            <text:p>100,0%</text:p>
          </table:table-cell>
          <table:table-cell office:value-type="float" office:value="320692" table:style-name="ce46">
            <text:p>320.692</text:p>
          </table:table-cell>
          <table:table-cell office:value-type="percentage" office:value="1.0066452169818725" table:style-name="ce47">
            <text:p>100,7%</text:p>
          </table:table-cell>
          <table:table-cell office:value-type="float" office:value="350678" table:style-name="ce46">
            <text:p>350.678</text:p>
          </table:table-cell>
          <table:table-cell office:value-type="percentage" office:value="0.91999212959926546" table:style-name="ce47">
            <text:p>92,0%</text:p>
          </table:table-cell>
          <table:table-cell office:value-type="float" office:value="318283" table:style-name="ce46">
            <text:p>318.283</text:p>
          </table:table-cell>
          <table:table-cell office:value-type="percentage" office:value="0.8760765747787671" table:style-name="ce47">
            <text:p>87,6%</text:p>
          </table:table-cell>
          <table:table-cell office:value-type="float" office:value="210147" table:style-name="ce46">
            <text:p>210.147</text:p>
          </table:table-cell>
          <table:table-cell office:value-type="percentage" office:value="0.78476602323523148" table:style-name="ce47">
            <text:p>78,5%</text:p>
          </table:table-cell>
          <table:table-cell office:value-type="float" office:value="170576" table:style-name="ce46">
            <text:p>170.576</text:p>
          </table:table-cell>
          <table:table-cell office:value-type="percentage" office:value="0.80839407410215824" table:style-name="ce47">
            <text:p>80,8%</text:p>
          </table:table-cell>
          <table:table-cell office:value-type="float" office:value="138978" table:style-name="ce46">
            <text:p>138.978</text:p>
          </table:table-cell>
          <table:table-cell office:value-type="percentage" office:value="0.84054868091591972" table:style-name="ce47">
            <text:p>84,1%</text:p>
          </table:table-cell>
          <table:table-cell office:value-type="float" office:value="1987181" table:style-name="ce46">
            <text:p>1.987.18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312039546872537" table:style-name="ce47">
            <text:p>91,3%</text:p>
          </table:table-cell>
          <table:table-cell office:value-type="percentage" office:value="0.82974907700388911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10" table:style-name="ce46">
            <text:p>137.210</text:p>
          </table:table-cell>
          <table:table-cell office:value-type="percentage" office:value="1" table:style-name="ce47">
            <text:p>100,0%</text:p>
          </table:table-cell>
          <table:table-cell office:value-type="float" office:value="158107" table:style-name="ce46">
            <text:p>158.107</text:p>
          </table:table-cell>
          <table:table-cell office:value-type="percentage" office:value="0.99375239627657908" table:style-name="ce47">
            <text:p>99,4%</text:p>
          </table:table-cell>
          <table:table-cell office:value-type="float" office:value="215519" table:style-name="ce46">
            <text:p>215.519</text:p>
          </table:table-cell>
          <table:table-cell office:value-type="percentage" office:value="0.98660984050832246" table:style-name="ce47">
            <text:p>98,7%</text:p>
          </table:table-cell>
          <table:table-cell office:value-type="float" office:value="279376" table:style-name="ce46">
            <text:p>279.376</text:p>
          </table:table-cell>
          <table:table-cell office:value-type="percentage" office:value="0.9086048432733399" table:style-name="ce47">
            <text:p>90,9%</text:p>
          </table:table-cell>
          <table:table-cell office:value-type="float" office:value="278416" table:style-name="ce46">
            <text:p>278.416</text:p>
          </table:table-cell>
          <table:table-cell office:value-type="percentage" office:value="0.84214092345850788" table:style-name="ce47">
            <text:p>84,2%</text:p>
          </table:table-cell>
          <table:table-cell office:value-type="float" office:value="197871" table:style-name="ce46">
            <text:p>197.871</text:p>
          </table:table-cell>
          <table:table-cell office:value-type="percentage" office:value="0.74415289901128612" table:style-name="ce47">
            <text:p>74,4%</text:p>
          </table:table-cell>
          <table:table-cell office:value-type="float" office:value="165272" table:style-name="ce46">
            <text:p>165.272</text:p>
          </table:table-cell>
          <table:table-cell office:value-type="percentage" office:value="0.75781905552320383" table:style-name="ce47">
            <text:p>75,8%</text:p>
          </table:table-cell>
          <table:table-cell office:value-type="float" office:value="145861" table:style-name="ce46">
            <text:p>145.861</text:p>
          </table:table-cell>
          <table:table-cell office:value-type="percentage" office:value="0.83841652679741563" table:style-name="ce47">
            <text:p>83,8%</text:p>
          </table:table-cell>
          <table:table-cell office:value-type="float" office:value="1577632" table:style-name="ce46">
            <text:p>1.577.63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20585763695391" table:style-name="ce47">
            <text:p>87,2%</text:p>
          </table:table-cell>
          <table:table-cell office:value-type="percentage" office:value="0.77137482941941238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954" table:style-name="ce46">
            <text:p>453.954</text:p>
          </table:table-cell>
          <table:table-cell office:value-type="percentage" office:value="1" table:style-name="ce47">
            <text:p>100,0%</text:p>
          </table:table-cell>
          <table:table-cell office:value-type="float" office:value="615530" table:style-name="ce46">
            <text:p>615.530</text:p>
          </table:table-cell>
          <table:table-cell office:value-type="percentage" office:value="0.96889304445829638" table:style-name="ce47">
            <text:p>96,9%</text:p>
          </table:table-cell>
          <table:table-cell office:value-type="float" office:value="786880" table:style-name="ce46">
            <text:p>786.880</text:p>
          </table:table-cell>
          <table:table-cell office:value-type="percentage" office:value="0.93946398212000226" table:style-name="ce47">
            <text:p>93,9%</text:p>
          </table:table-cell>
          <table:table-cell office:value-type="float" office:value="1021769" table:style-name="ce46">
            <text:p>1.021.769</text:p>
          </table:table-cell>
          <table:table-cell office:value-type="percentage" office:value="0.93587444356921723" table:style-name="ce47">
            <text:p>93,6%</text:p>
          </table:table-cell>
          <table:table-cell office:value-type="float" office:value="1124920" table:style-name="ce46">
            <text:p>1.124.920</text:p>
          </table:table-cell>
          <table:table-cell office:value-type="percentage" office:value="0.85431230563012861" table:style-name="ce47">
            <text:p>85,4%</text:p>
          </table:table-cell>
          <table:table-cell office:value-type="float" office:value="776352" table:style-name="ce46">
            <text:p>776.352</text:p>
          </table:table-cell>
          <table:table-cell office:value-type="percentage" office:value="0.74316805979407496" table:style-name="ce47">
            <text:p>74,3%</text:p>
          </table:table-cell>
          <table:table-cell office:value-type="float" office:value="639303" table:style-name="ce46">
            <text:p>639.303</text:p>
          </table:table-cell>
          <table:table-cell office:value-type="percentage" office:value="0.76204115932700389" table:style-name="ce47">
            <text:p>76,2%</text:p>
          </table:table-cell>
          <table:table-cell office:value-type="float" office:value="534087" table:style-name="ce46">
            <text:p>534.087</text:p>
          </table:table-cell>
          <table:table-cell office:value-type="percentage" office:value="0.81395104287634534" table:style-name="ce47">
            <text:p>81,4%</text:p>
          </table:table-cell>
          <table:table-cell office:value-type="float" office:value="5952795" table:style-name="ce46">
            <text:p>5.952.79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669816375379272" table:style-name="ce47">
            <text:p>86,7%</text:p>
          </table:table-cell>
          <table:table-cell office:value-type="percentage" office:value="0.76509364012164294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856" table:style-name="ce46">
            <text:p>292.856</text:p>
          </table:table-cell>
          <table:table-cell office:value-type="percentage" office:value="1" table:style-name="ce47">
            <text:p>100,0%</text:p>
          </table:table-cell>
          <table:table-cell office:value-type="float" office:value="432248" table:style-name="ce46">
            <text:p>432.248</text:p>
          </table:table-cell>
          <table:table-cell office:value-type="percentage" office:value="0.98717860878541641" table:style-name="ce47">
            <text:p>98,7%</text:p>
          </table:table-cell>
          <table:table-cell office:value-type="float" office:value="565847" table:style-name="ce46">
            <text:p>565.847</text:p>
          </table:table-cell>
          <table:table-cell office:value-type="percentage" office:value="0.97437526690636578" table:style-name="ce47">
            <text:p>97,4%</text:p>
          </table:table-cell>
          <table:table-cell office:value-type="float" office:value="711415" table:style-name="ce46">
            <text:p>711.415</text:p>
          </table:table-cell>
          <table:table-cell office:value-type="percentage" office:value="0.94561059316739637" table:style-name="ce47">
            <text:p>94,6%</text:p>
          </table:table-cell>
          <table:table-cell office:value-type="float" office:value="749386" table:style-name="ce46">
            <text:p>749.386</text:p>
          </table:table-cell>
          <table:table-cell office:value-type="percentage" office:value="0.87998656627383198" table:style-name="ce47">
            <text:p>88,0%</text:p>
          </table:table-cell>
          <table:table-cell office:value-type="float" office:value="506790" table:style-name="ce46">
            <text:p>506.790</text:p>
          </table:table-cell>
          <table:table-cell office:value-type="percentage" office:value="0.78116835373382099" table:style-name="ce47">
            <text:p>78,1%</text:p>
          </table:table-cell>
          <table:table-cell office:value-type="float" office:value="421230" table:style-name="ce46">
            <text:p>421.230</text:p>
          </table:table-cell>
          <table:table-cell office:value-type="percentage" office:value="0.81613791981027883" table:style-name="ce47">
            <text:p>81,6%</text:p>
          </table:table-cell>
          <table:table-cell office:value-type="float" office:value="368868" table:style-name="ce46">
            <text:p>368.868</text:p>
          </table:table-cell>
          <table:table-cell office:value-type="percentage" office:value="0.86888354442902871" table:style-name="ce47">
            <text:p>86,9%</text:p>
          </table:table-cell>
          <table:table-cell office:value-type="float" office:value="4048640" table:style-name="ce46">
            <text:p>4.048.64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201113567039382" table:style-name="ce47">
            <text:p>90,2%</text:p>
          </table:table-cell>
          <table:table-cell office:value-type="percentage" office:value="0.80054526547781024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75" table:style-name="ce46">
            <text:p>77.575</text:p>
          </table:table-cell>
          <table:table-cell office:value-type="percentage" office:value="1" table:style-name="ce47">
            <text:p>100,0%</text:p>
          </table:table-cell>
          <table:table-cell office:value-type="float" office:value="95608" table:style-name="ce46">
            <text:p>95.608</text:p>
          </table:table-cell>
          <table:table-cell office:value-type="percentage" office:value="1" table:style-name="ce47">
            <text:p>100,0%</text:p>
          </table:table-cell>
          <table:table-cell office:value-type="float" office:value="131064" table:style-name="ce46">
            <text:p>131.064</text:p>
          </table:table-cell>
          <table:table-cell office:value-type="percentage" office:value="1.0460266407016927" table:style-name="ce47">
            <text:p>104,6%</text:p>
          </table:table-cell>
          <table:table-cell office:value-type="float" office:value="160624" table:style-name="ce46">
            <text:p>160.624</text:p>
          </table:table-cell>
          <table:table-cell office:value-type="percentage" office:value="0.94922465960665658" table:style-name="ce47">
            <text:p>94,9%</text:p>
          </table:table-cell>
          <table:table-cell office:value-type="float" office:value="144918" table:style-name="ce46">
            <text:p>144.918</text:p>
          </table:table-cell>
          <table:table-cell office:value-type="percentage" office:value="0.90861098223130654" table:style-name="ce47">
            <text:p>90,9%</text:p>
          </table:table-cell>
          <table:table-cell office:value-type="float" office:value="111495" table:style-name="ce46">
            <text:p>111.495</text:p>
          </table:table-cell>
          <table:table-cell office:value-type="percentage" office:value="0.83529993482120779" table:style-name="ce47">
            <text:p>83,5%</text:p>
          </table:table-cell>
          <table:table-cell office:value-type="float" office:value="91511" table:style-name="ce46">
            <text:p>91.511</text:p>
          </table:table-cell>
          <table:table-cell office:value-type="percentage" office:value="0.8075450052947406" table:style-name="ce47">
            <text:p>80,8%</text:p>
          </table:table-cell>
          <table:table-cell office:value-type="float" office:value="76285" table:style-name="ce46">
            <text:p>76.285</text:p>
          </table:table-cell>
          <table:table-cell office:value-type="percentage" office:value="0.90011799410029503" table:style-name="ce47">
            <text:p>90,0%</text:p>
          </table:table-cell>
          <table:table-cell office:value-type="float" office:value="889080" table:style-name="ce46">
            <text:p>889.08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49999737790745" table:style-name="ce47">
            <text:p>93,2%</text:p>
          </table:table-cell>
          <table:table-cell office:value-type="percentage" office:value="0.83561171330100836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0" table:style-name="ce46">
            <text:p>23.190</text:p>
          </table:table-cell>
          <table:table-cell office:value-type="percentage" office:value="1" table:style-name="ce47">
            <text:p>100,0%</text:p>
          </table:table-cell>
          <table:table-cell office:value-type="float" office:value="28588" table:style-name="ce46">
            <text:p>28.588</text:p>
          </table:table-cell>
          <table:table-cell office:value-type="percentage" office:value="1" table:style-name="ce47">
            <text:p>100,0%</text:p>
          </table:table-cell>
          <table:table-cell office:value-type="float" office:value="37326" table:style-name="ce46">
            <text:p>37.326</text:p>
          </table:table-cell>
          <table:table-cell office:value-type="percentage" office:value="0.98960708415080334" table:style-name="ce47">
            <text:p>99,0%</text:p>
          </table:table-cell>
          <table:table-cell office:value-type="float" office:value="44933" table:style-name="ce46">
            <text:p>44.933</text:p>
          </table:table-cell>
          <table:table-cell office:value-type="percentage" office:value="0.94270308828465932" table:style-name="ce47">
            <text:p>94,3%</text:p>
          </table:table-cell>
          <table:table-cell office:value-type="float" office:value="47119" table:style-name="ce46">
            <text:p>47.119</text:p>
          </table:table-cell>
          <table:table-cell office:value-type="percentage" office:value="0.88992766351256913" table:style-name="ce47">
            <text:p>89,0%</text:p>
          </table:table-cell>
          <table:table-cell office:value-type="float" office:value="30969" table:style-name="ce46">
            <text:p>30.969</text:p>
          </table:table-cell>
          <table:table-cell office:value-type="percentage" office:value="0.78763447697042144" table:style-name="ce47">
            <text:p>78,8%</text:p>
          </table:table-cell>
          <table:table-cell office:value-type="float" office:value="23909" table:style-name="ce46">
            <text:p>23.909</text:p>
          </table:table-cell>
          <table:table-cell office:value-type="percentage" office:value="0.78498259898877143" table:style-name="ce47">
            <text:p>78,5%</text:p>
          </table:table-cell>
          <table:table-cell office:value-type="float" office:value="21901" table:style-name="ce46">
            <text:p>21.901</text:p>
          </table:table-cell>
          <table:table-cell office:value-type="percentage" office:value="0.85778630737897543" table:style-name="ce47">
            <text:p>85,8%</text:p>
          </table:table-cell>
          <table:table-cell office:value-type="float" office:value="257935" table:style-name="ce46">
            <text:p>257.93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31778004718811" table:style-name="ce47">
            <text:p>90,8%</text:p>
          </table:table-cell>
          <table:table-cell office:value-type="percentage" office:value="0.80626355833130159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67" table:style-name="ce46">
            <text:p>73.267</text:p>
          </table:table-cell>
          <table:table-cell office:value-type="percentage" office:value="1" table:style-name="ce47">
            <text:p>100,0%</text:p>
          </table:table-cell>
          <table:table-cell office:value-type="float" office:value="102650" table:style-name="ce46">
            <text:p>102.650</text:p>
          </table:table-cell>
          <table:table-cell office:value-type="percentage" office:value="0.99758015141060652" table:style-name="ce47">
            <text:p>99,8%</text:p>
          </table:table-cell>
          <table:table-cell office:value-type="float" office:value="145441" table:style-name="ce46">
            <text:p>145.441</text:p>
          </table:table-cell>
          <table:table-cell office:value-type="percentage" office:value="0.99000741955904681" table:style-name="ce47">
            <text:p>99,0%</text:p>
          </table:table-cell>
          <table:table-cell office:value-type="float" office:value="205818" table:style-name="ce46">
            <text:p>205.818</text:p>
          </table:table-cell>
          <table:table-cell office:value-type="percentage" office:value="0.96512173162771508" table:style-name="ce47">
            <text:p>96,5%</text:p>
          </table:table-cell>
          <table:table-cell office:value-type="float" office:value="228905" table:style-name="ce46">
            <text:p>228.905</text:p>
          </table:table-cell>
          <table:table-cell office:value-type="percentage" office:value="0.90064409007031088" table:style-name="ce47">
            <text:p>90,1%</text:p>
          </table:table-cell>
          <table:table-cell office:value-type="float" office:value="164797" table:style-name="ce46">
            <text:p>164.797</text:p>
          </table:table-cell>
          <table:table-cell office:value-type="percentage" office:value="0.78849107429079968" table:style-name="ce47">
            <text:p>78,8%</text:p>
          </table:table-cell>
          <table:table-cell office:value-type="float" office:value="138545" table:style-name="ce46">
            <text:p>138.545</text:p>
          </table:table-cell>
          <table:table-cell office:value-type="percentage" office:value="0.80433444800520182" table:style-name="ce47">
            <text:p>80,4%</text:p>
          </table:table-cell>
          <table:table-cell office:value-type="float" office:value="119570" table:style-name="ce46">
            <text:p>119.570</text:p>
          </table:table-cell>
          <table:table-cell office:value-type="percentage" office:value="0.84267128983607487" table:style-name="ce47">
            <text:p>84,3%</text:p>
          </table:table-cell>
          <table:table-cell office:value-type="float" office:value="1178993" table:style-name="ce46">
            <text:p>1.178.99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990054475219006" table:style-name="ce47">
            <text:p>90,0%</text:p>
          </table:table-cell>
          <table:table-cell office:value-type="percentage" office:value="0.7801437352233348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65" table:style-name="ce46">
            <text:p>42.165</text:p>
          </table:table-cell>
          <table:table-cell office:value-type="percentage" office:value="1" table:style-name="ce47">
            <text:p>100,0%</text:p>
          </table:table-cell>
          <table:table-cell office:value-type="float" office:value="55787" table:style-name="ce46">
            <text:p>55.787</text:p>
          </table:table-cell>
          <table:table-cell office:value-type="percentage" office:value="0.99991038141669053" table:style-name="ce47">
            <text:p>100,0%</text:p>
          </table:table-cell>
          <table:table-cell office:value-type="float" office:value="70723" table:style-name="ce46">
            <text:p>70.723</text:p>
          </table:table-cell>
          <table:table-cell office:value-type="percentage" office:value="0.95773522561074698" table:style-name="ce47">
            <text:p>95,8%</text:p>
          </table:table-cell>
          <table:table-cell office:value-type="float" office:value="91579" table:style-name="ce46">
            <text:p>91.579</text:p>
          </table:table-cell>
          <table:table-cell office:value-type="percentage" office:value="0.94710116449831427" table:style-name="ce47">
            <text:p>94,7%</text:p>
          </table:table-cell>
          <table:table-cell office:value-type="float" office:value="95007" table:style-name="ce46">
            <text:p>95.007</text:p>
          </table:table-cell>
          <table:table-cell office:value-type="percentage" office:value="0.87967815410825723" table:style-name="ce47">
            <text:p>88,0%</text:p>
          </table:table-cell>
          <table:table-cell office:value-type="float" office:value="63816" table:style-name="ce46">
            <text:p>63.816</text:p>
          </table:table-cell>
          <table:table-cell office:value-type="percentage" office:value="0.78454899743057005" table:style-name="ce47">
            <text:p>78,5%</text:p>
          </table:table-cell>
          <table:table-cell office:value-type="float" office:value="56837" table:style-name="ce46">
            <text:p>56.837</text:p>
          </table:table-cell>
          <table:table-cell office:value-type="percentage" office:value="0.83428009452933494" table:style-name="ce47">
            <text:p>83,4%</text:p>
          </table:table-cell>
          <table:table-cell office:value-type="float" office:value="49527" table:style-name="ce46">
            <text:p>49.527</text:p>
          </table:table-cell>
          <table:table-cell office:value-type="percentage" office:value="0.87832517556927003" table:style-name="ce47">
            <text:p>87,8%</text:p>
          </table:table-cell>
          <table:table-cell office:value-type="float" office:value="525441" table:style-name="ce46">
            <text:p>525.44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82279987752734" table:style-name="ce47">
            <text:p>90,4%</text:p>
          </table:table-cell>
          <table:table-cell office:value-type="percentage" office:value="0.79468146407197859" table:style-name="ce47">
            <text:p>79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41" table:style-name="ce46">
            <text:p>162.041</text:p>
          </table:table-cell>
          <table:table-cell office:value-type="percentage" office:value="1.0259006014561569" table:style-name="ce47">
            <text:p>102,6%</text:p>
          </table:table-cell>
          <table:table-cell office:value-type="float" office:value="212305" table:style-name="ce46">
            <text:p>212.305</text:p>
          </table:table-cell>
          <table:table-cell office:value-type="percentage" office:value="0.9963581924244771" table:style-name="ce47">
            <text:p>99,6%</text:p>
          </table:table-cell>
          <table:table-cell office:value-type="float" office:value="270942" table:style-name="ce46">
            <text:p>270.942</text:p>
          </table:table-cell>
          <table:table-cell office:value-type="percentage" office:value="0.9672389234575306" table:style-name="ce47">
            <text:p>96,7%</text:p>
          </table:table-cell>
          <table:table-cell office:value-type="float" office:value="321523" table:style-name="ce46">
            <text:p>321.523</text:p>
          </table:table-cell>
          <table:table-cell office:value-type="percentage" office:value="0.94571985751977339" table:style-name="ce47">
            <text:p>94,6%</text:p>
          </table:table-cell>
          <table:table-cell office:value-type="float" office:value="317911" table:style-name="ce46">
            <text:p>317.911</text:p>
          </table:table-cell>
          <table:table-cell office:value-type="percentage" office:value="0.87788464459190407" table:style-name="ce47">
            <text:p>87,8%</text:p>
          </table:table-cell>
          <table:table-cell office:value-type="float" office:value="200888" table:style-name="ce46">
            <text:p>200.888</text:p>
          </table:table-cell>
          <table:table-cell office:value-type="percentage" office:value="0.77103587507628302" table:style-name="ce47">
            <text:p>77,1%</text:p>
          </table:table-cell>
          <table:table-cell office:value-type="float" office:value="163339" table:style-name="ce46">
            <text:p>163.339</text:p>
          </table:table-cell>
          <table:table-cell office:value-type="percentage" office:value="0.8104786289162127" table:style-name="ce47">
            <text:p>81,0%</text:p>
          </table:table-cell>
          <table:table-cell office:value-type="float" office:value="147322" table:style-name="ce46">
            <text:p>147.322</text:p>
          </table:table-cell>
          <table:table-cell office:value-type="percentage" office:value="0.87376487194998986" table:style-name="ce47">
            <text:p>87,4%</text:p>
          </table:table-cell>
          <table:table-cell office:value-type="float" office:value="1796271" table:style-name="ce46">
            <text:p>1.796.27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40454035221773" table:style-name="ce47">
            <text:p>90,5%</text:p>
          </table:table-cell>
          <table:table-cell office:value-type="percentage" office:value="0.80894742815144671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3" table:style-name="ce46">
            <text:p>2.373</text:p>
          </table:table-cell>
          <table:table-cell office:value-type="percentage" office:value="0.91094049904030705" table:style-name="ce47">
            <text:p>91,1%</text:p>
          </table:table-cell>
          <table:table-cell office:value-type="float" office:value="3848" table:style-name="ce46">
            <text:p>3.848</text:p>
          </table:table-cell>
          <table:table-cell office:value-type="percentage" office:value="0.89115331171838819" table:style-name="ce47">
            <text:p>89,1%</text:p>
          </table:table-cell>
          <table:table-cell office:value-type="float" office:value="7518" table:style-name="ce46">
            <text:p>7.518</text:p>
          </table:table-cell>
          <table:table-cell office:value-type="percentage" office:value="0.95685376097747232" table:style-name="ce47">
            <text:p>95,7%</text:p>
          </table:table-cell>
          <table:table-cell office:value-type="float" office:value="10489" table:style-name="ce46">
            <text:p>10.489</text:p>
          </table:table-cell>
          <table:table-cell office:value-type="percentage" office:value="0.90766701280719975" table:style-name="ce47">
            <text:p>90,8%</text:p>
          </table:table-cell>
          <table:table-cell office:value-type="float" office:value="10991" table:style-name="ce46">
            <text:p>10.991</text:p>
          </table:table-cell>
          <table:table-cell office:value-type="percentage" office:value="0.86940357538364188" table:style-name="ce47">
            <text:p>86,9%</text:p>
          </table:table-cell>
          <table:table-cell office:value-type="float" office:value="8993" table:style-name="ce46">
            <text:p>8.993</text:p>
          </table:table-cell>
          <table:table-cell office:value-type="percentage" office:value="0.75609551034134859" table:style-name="ce47">
            <text:p>75,6%</text:p>
          </table:table-cell>
          <table:table-cell office:value-type="float" office:value="8663" table:style-name="ce46">
            <text:p>8.663</text:p>
          </table:table-cell>
          <table:table-cell office:value-type="percentage" office:value="0.78991520014589223" table:style-name="ce47">
            <text:p>79,0%</text:p>
          </table:table-cell>
          <table:table-cell office:value-type="float" office:value="8000" table:style-name="ce46">
            <text:p>8.000</text:p>
          </table:table-cell>
          <table:table-cell office:value-type="percentage" office:value="0.87661626123164582" table:style-name="ce47">
            <text:p>87,7%</text:p>
          </table:table-cell>
          <table:table-cell office:value-type="float" office:value="60875" table:style-name="ce46">
            <text:p>60.87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781723384767139" table:style-name="ce47">
            <text:p>85,8%</text:p>
          </table:table-cell>
          <table:table-cell office:value-type="percentage" office:value="0.72296382508729007" table:style-name="ce47">
            <text:p>7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50" table:style-name="ce46">
            <text:p>3.350</text:p>
          </table:table-cell>
          <table:table-cell office:value-type="percentage" office:value="0.89381003201707576" table:style-name="ce47">
            <text:p>89,4%</text:p>
          </table:table-cell>
          <table:table-cell office:value-type="float" office:value="7257" table:style-name="ce46">
            <text:p>7.257</text:p>
          </table:table-cell>
          <table:table-cell office:value-type="percentage" office:value="0.92717516289766189" table:style-name="ce47">
            <text:p>92,7%</text:p>
          </table:table-cell>
          <table:table-cell office:value-type="float" office:value="9818" table:style-name="ce46">
            <text:p>9.818</text:p>
          </table:table-cell>
          <table:table-cell office:value-type="percentage" office:value="0.86892645366846621" table:style-name="ce47">
            <text:p>86,9%</text:p>
          </table:table-cell>
          <table:table-cell office:value-type="float" office:value="10269" table:style-name="ce46">
            <text:p>10.269</text:p>
          </table:table-cell>
          <table:table-cell office:value-type="percentage" office:value="0.8556073987668722" table:style-name="ce47">
            <text:p>85,6%</text:p>
          </table:table-cell>
          <table:table-cell office:value-type="float" office:value="8714" table:style-name="ce46">
            <text:p>8.714</text:p>
          </table:table-cell>
          <table:table-cell office:value-type="percentage" office:value="0.71820654413582796" table:style-name="ce47">
            <text:p>71,8%</text:p>
          </table:table-cell>
          <table:table-cell office:value-type="float" office:value="8617" table:style-name="ce46">
            <text:p>8.617</text:p>
          </table:table-cell>
          <table:table-cell office:value-type="percentage" office:value="0.71838265944143398" table:style-name="ce47">
            <text:p>71,8%</text:p>
          </table:table-cell>
          <table:table-cell office:value-type="float" office:value="7947" table:style-name="ce46">
            <text:p>7.947</text:p>
          </table:table-cell>
          <table:table-cell office:value-type="percentage" office:value="0.83006058073950284" table:style-name="ce47">
            <text:p>83,0%</text:p>
          </table:table-cell>
          <table:table-cell office:value-type="float" office:value="58011" table:style-name="ce46">
            <text:p>58.01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789727466268136" table:style-name="ce47">
            <text:p>81,8%</text:p>
          </table:table-cell>
          <table:table-cell office:value-type="percentage" office:value="0.66621112591299558" table:style-name="ce47">
            <text:p>66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5" table:style-name="ce49">
            <text:p>235</text:p>
          </table:table-cell>
          <table:table-cell office:value-type="string" table:style-name="ce50">
            <text:p>-</text:p>
          </table:table-cell>
          <table:table-cell office:value-type="float" office:value="736" table:style-name="ce49">
            <text:p>736</text:p>
          </table:table-cell>
          <table:table-cell office:value-type="string" table:style-name="ce50">
            <text:p>-</text:p>
          </table:table-cell>
          <table:table-cell office:value-type="float" office:value="1439" table:style-name="ce49">
            <text:p>1.439</text:p>
          </table:table-cell>
          <table:table-cell office:value-type="string" table:style-name="ce50">
            <text:p>-</text:p>
          </table:table-cell>
          <table:table-cell office:value-type="float" office:value="1709" table:style-name="ce49">
            <text:p>1.709</text:p>
          </table:table-cell>
          <table:table-cell office:value-type="string" table:style-name="ce50">
            <text:p>-</text:p>
          </table:table-cell>
          <table:table-cell office:value-type="float" office:value="1431" table:style-name="ce49">
            <text:p>1.431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787" table:style-name="ce49">
            <text:p>5.78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227" table:style-name="ce53">
            <text:p>2.911.227</text:p>
          </table:table-cell>
          <table:table-cell office:value-type="percentage" office:value="1" table:style-name="ce54">
            <text:p>100,0%</text:p>
          </table:table-cell>
          <table:table-cell office:value-type="float" office:value="3928917" table:style-name="ce53">
            <text:p>3.928.917</text:p>
          </table:table-cell>
          <table:table-cell office:value-type="percentage" office:value="0.99213948326344781" table:style-name="ce54">
            <text:p>99,2%</text:p>
          </table:table-cell>
          <table:table-cell office:value-type="float" office:value="5215315" table:style-name="ce53">
            <text:p>5.215.315</text:p>
          </table:table-cell>
          <table:table-cell office:value-type="percentage" office:value="0.97720230107405193" table:style-name="ce54">
            <text:p>97,7%</text:p>
          </table:table-cell>
          <table:table-cell office:value-type="float" office:value="6647574" table:style-name="ce53">
            <text:p>6.647.574</text:p>
          </table:table-cell>
          <table:table-cell office:value-type="percentage" office:value="0.94515637454136081" table:style-name="ce54">
            <text:p>94,5%</text:p>
          </table:table-cell>
          <table:table-cell office:value-type="float" office:value="6933526" table:style-name="ce53">
            <text:p>6.933.526</text:p>
          </table:table-cell>
          <table:table-cell office:value-type="percentage" office:value="0.8785804696735332" table:style-name="ce54">
            <text:p>87,9%</text:p>
          </table:table-cell>
          <table:table-cell office:value-type="float" office:value="4859336" table:style-name="ce53">
            <text:p>4.859.336</text:p>
          </table:table-cell>
          <table:table-cell office:value-type="percentage" office:value="0.77993927519616313" table:style-name="ce54">
            <text:p>78,0%</text:p>
          </table:table-cell>
          <table:table-cell office:value-type="float" office:value="3949229" table:style-name="ce53">
            <text:p>3.949.229</text:p>
          </table:table-cell>
          <table:table-cell office:value-type="percentage" office:value="0.79868888331607557" table:style-name="ce54">
            <text:p>79,9%</text:p>
          </table:table-cell>
          <table:table-cell office:value-type="float" office:value="3321892" table:style-name="ce53">
            <text:p>3.321.892</text:p>
          </table:table-cell>
          <table:table-cell office:value-type="percentage" office:value="0.8542453672011574" table:style-name="ce54">
            <text:p>85,4%</text:p>
          </table:table-cell>
          <table:table-cell office:value-type="float" office:value="37767016" table:style-name="ce53">
            <text:p>37.767.01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665648436780143" table:style-name="ce54">
            <text:p>89,7%</text:p>
          </table:table-cell>
          <table:table-cell office:value-type="percentage" office:value="0.7959195625700265" table:style-name="ce54">
            <text:p>79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62"/>
          <table:table-cell office:value-type="string" table:number-columns-spanned="2" table:number-rows-spanned="1" table:style-name="ce63">
            <text:p><text:s/>Mayores de 70 años</text:p>
          </table:table-cell>
          <table:covered-table-cell/>
          <table:table-cell office:value-type="string" table:number-columns-spanned="2" table:number-rows-spanned="1" table:style-name="ce64">
            <text:p>60-69 años</text:p>
          </table:table-cell>
          <table:covered-table-cell/>
          <table:table-cell office:value-type="string" table:number-columns-spanned="2" table:number-rows-spanned="1" table:style-name="ce65">
            <text:p><text:s/>Janssen</text:p>
          </table:table-cell>
          <table:covered-table-cell/>
          <table:table-cell table:number-columns-repeated="16377"/>
        </table:table-row>
        <table:table-row table:style-name="ro8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7">
            <text:p>% Dosis Adicionales en vacunados con Janssen</text:p>
          </table:table-cell>
          <table:table-cell table:number-columns-repeated="16377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889293" table:style-name="ce66">
            <text:p>889.293</text:p>
          </table:table-cell>
          <table:table-cell office:value-type="percentage" office:value="0.8226" table:style-name="ce67">
            <text:p>82,26%</text:p>
          </table:table-cell>
          <table:table-cell office:value-type="float" office:value="442431" table:style-name="ce66">
            <text:p>442.431</text:p>
          </table:table-cell>
          <table:table-cell office:value-type="percentage" office:value="0.47920000000000001" table:style-name="ce67">
            <text:p>47,92%</text:p>
          </table:table-cell>
          <table:table-cell office:value-type="float" office:value="106739" table:style-name="ce66">
            <text:p>106.739</text:p>
          </table:table-cell>
          <table:table-cell office:value-type="percentage" office:value="0.33510000000000001" table:style-name="ce67">
            <text:p>33,51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Aragón</text:p>
          </table:table-cell>
          <table:table-cell office:value-type="float" office:value="182502" table:style-name="ce68">
            <text:p>182.502</text:p>
          </table:table-cell>
          <table:table-cell office:value-type="percentage" office:value="0.83279999999999998" table:style-name="ce69">
            <text:p>83,28%</text:p>
          </table:table-cell>
          <table:table-cell office:value-type="float" office:value="76653" table:style-name="ce68">
            <text:p>76.653</text:p>
          </table:table-cell>
          <table:table-cell office:value-type="percentage" office:value="0.50129999999999997" table:style-name="ce69">
            <text:p>50,13%</text:p>
          </table:table-cell>
          <table:table-cell office:value-type="float" office:value="19505" table:style-name="ce68">
            <text:p>19.505</text:p>
          </table:table-cell>
          <table:table-cell office:value-type="percentage" office:value="0.33260000000000001" table:style-name="ce69">
            <text:p>33,26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Asturias<text:s/></text:p>
          </table:table-cell>
          <table:table-cell office:value-type="float" office:value="182617" table:style-name="ce68">
            <text:p>182.617</text:p>
          </table:table-cell>
          <table:table-cell office:value-type="percentage" office:value="0.90300000000000002" table:style-name="ce69">
            <text:p>90,30%</text:p>
          </table:table-cell>
          <table:table-cell office:value-type="float" office:value="102552" table:style-name="ce68">
            <text:p>102.552</text:p>
          </table:table-cell>
          <table:table-cell office:value-type="percentage" office:value="0.69579999999999997" table:style-name="ce69">
            <text:p>69,58%</text:p>
          </table:table-cell>
          <table:table-cell office:value-type="float" office:value="35054" table:style-name="ce68">
            <text:p>35.054</text:p>
          </table:table-cell>
          <table:table-cell office:value-type="percentage" office:value="0.77549999999999997" table:style-name="ce69">
            <text:p>77,55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Baleares</text:p>
          </table:table-cell>
          <table:table-cell office:value-type="float" office:value="105519" table:style-name="ce68">
            <text:p>105.519</text:p>
          </table:table-cell>
          <table:table-cell office:value-type="percentage" office:value="0.80989999999999995" table:style-name="ce69">
            <text:p>80,99%</text:p>
          </table:table-cell>
          <table:table-cell office:value-type="float" office:value="41309" table:style-name="ce68">
            <text:p>41.309</text:p>
          </table:table-cell>
          <table:table-cell office:value-type="percentage" office:value="0.37569999999999998" table:style-name="ce69">
            <text:p>37,57%</text:p>
          </table:table-cell>
          <table:table-cell office:value-type="float" office:value="16495" table:style-name="ce68">
            <text:p>16.495</text:p>
          </table:table-cell>
          <table:table-cell office:value-type="percentage" office:value="0.3241" table:style-name="ce69">
            <text:p>32,41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narias</text:p>
          </table:table-cell>
          <table:table-cell office:value-type="float" office:value="173304" table:style-name="ce68">
            <text:p>173.304</text:p>
          </table:table-cell>
          <table:table-cell office:value-type="percentage" office:value="0.71340000000000003" table:style-name="ce69">
            <text:p>71,34%</text:p>
          </table:table-cell>
          <table:table-cell office:value-type="float" office:value="92290" table:style-name="ce68">
            <text:p>92.290</text:p>
          </table:table-cell>
          <table:table-cell office:value-type="percentage" office:value="0.4163" table:style-name="ce69">
            <text:p>41,63%</text:p>
          </table:table-cell>
          <table:table-cell office:value-type="float" office:value="62926" table:style-name="ce68">
            <text:p>62.926</text:p>
          </table:table-cell>
          <table:table-cell office:value-type="percentage" office:value="0.46929999999999999" table:style-name="ce69">
            <text:p>46,93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ntabria</text:p>
          </table:table-cell>
          <table:table-cell office:value-type="float" office:value="82911" table:style-name="ce68">
            <text:p>82.911</text:p>
          </table:table-cell>
          <table:table-cell office:value-type="percentage" office:value="0.8458" table:style-name="ce69">
            <text:p>84,58%</text:p>
          </table:table-cell>
          <table:table-cell office:value-type="float" office:value="26990" table:style-name="ce68">
            <text:p>26.990</text:p>
          </table:table-cell>
          <table:table-cell office:value-type="percentage" office:value="0.3538" table:style-name="ce69">
            <text:p>35,38%</text:p>
          </table:table-cell>
          <table:table-cell office:value-type="float" office:value="13549" table:style-name="ce68">
            <text:p>13.549</text:p>
          </table:table-cell>
          <table:table-cell office:value-type="percentage" office:value="0.63890000000000002" table:style-name="ce69">
            <text:p>63,89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stilla y León<text:s/></text:p>
          </table:table-cell>
          <table:table-cell office:value-type="float" office:value="428413" table:style-name="ce68">
            <text:p>428.413</text:p>
          </table:table-cell>
          <table:table-cell office:value-type="percentage" office:value="0.89659999999999995" table:style-name="ce69">
            <text:p>89,66%</text:p>
          </table:table-cell>
          <table:table-cell office:value-type="float" office:value="238531" table:style-name="ce68">
            <text:p>238.531</text:p>
          </table:table-cell>
          <table:table-cell office:value-type="percentage" office:value="0.74380000000000002" table:style-name="ce69">
            <text:p>74,38%</text:p>
          </table:table-cell>
          <table:table-cell office:value-type="float" office:value="62367" table:style-name="ce68">
            <text:p>62.367</text:p>
          </table:table-cell>
          <table:table-cell office:value-type="percentage" office:value="0.65290000000000004" table:style-name="ce69">
            <text:p>65,29%</text:p>
          </table:table-cell>
          <table:table-cell table:number-columns-repeated="16377"/>
        </table:table-row>
        <table:table-row table:style-name="ro10">
          <table:table-cell office:value-type="string" table:style-name="ce59">
            <text:p>Castilla - La Mancha</text:p>
          </table:table-cell>
          <table:table-cell office:value-type="float" office:value="256468" table:style-name="ce68">
            <text:p>256.468</text:p>
          </table:table-cell>
          <table:table-cell office:value-type="percentage" office:value="0.86839999999999995" table:style-name="ce69">
            <text:p>86,84%</text:p>
          </table:table-cell>
          <table:table-cell office:value-type="float" office:value="116028" table:style-name="ce68">
            <text:p>116.028</text:p>
          </table:table-cell>
          <table:table-cell office:value-type="percentage" office:value="0.53839999999999999" table:style-name="ce69">
            <text:p>53,84%</text:p>
          </table:table-cell>
          <table:table-cell office:value-type="float" office:value="50026" table:style-name="ce68">
            <text:p>50.026</text:p>
          </table:table-cell>
          <table:table-cell office:value-type="percentage" office:value="0.64759999999999995" table:style-name="ce69">
            <text:p>64,76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ataluña</text:p>
          </table:table-cell>
          <table:table-cell office:value-type="float" office:value="800646" table:style-name="ce68">
            <text:p>800.646</text:p>
          </table:table-cell>
          <table:table-cell office:value-type="percentage" office:value="0.74860000000000004" table:style-name="ce69">
            <text:p>74,86%</text:p>
          </table:table-cell>
          <table:table-cell office:value-type="float" office:value="340700" table:style-name="ce68">
            <text:p>340.700</text:p>
          </table:table-cell>
          <table:table-cell office:value-type="percentage" office:value="0.433" table:style-name="ce69">
            <text:p>43,30%</text:p>
          </table:table-cell>
          <table:table-cell office:value-type="float" office:value="114987" table:style-name="ce68">
            <text:p>114.987</text:p>
          </table:table-cell>
          <table:table-cell office:value-type="percentage" office:value="0.33139999999999997" table:style-name="ce69">
            <text:p>33,14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. Valenciana</text:p>
          </table:table-cell>
          <table:table-cell office:value-type="float" office:value="596985" table:style-name="ce68">
            <text:p>596.985</text:p>
          </table:table-cell>
          <table:table-cell office:value-type="percentage" office:value="0.82330000000000003" table:style-name="ce69">
            <text:p>82,33%</text:p>
          </table:table-cell>
          <table:table-cell office:value-type="float" office:value="146039" table:style-name="ce68">
            <text:p>146.039</text:p>
          </table:table-cell>
          <table:table-cell office:value-type="percentage" office:value="0.2581" table:style-name="ce69">
            <text:p>25,81%</text:p>
          </table:table-cell>
          <table:table-cell office:value-type="float" office:value="119687" table:style-name="ce68">
            <text:p>119.687</text:p>
          </table:table-cell>
          <table:table-cell office:value-type="percentage" office:value="0.56759999999999999" table:style-name="ce69">
            <text:p>56,76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Extremadura</text:p>
          </table:table-cell>
          <table:table-cell office:value-type="float" office:value="147790" table:style-name="ce68">
            <text:p>147.790</text:p>
          </table:table-cell>
          <table:table-cell office:value-type="percentage" office:value="0.85340000000000005" table:style-name="ce69">
            <text:p>85,34%</text:p>
          </table:table-cell>
          <table:table-cell office:value-type="float" office:value="76247" table:style-name="ce68">
            <text:p>76.247</text:p>
          </table:table-cell>
          <table:table-cell office:value-type="percentage" office:value="0.58179999999999998" table:style-name="ce69">
            <text:p>58,18%</text:p>
          </table:table-cell>
          <table:table-cell office:value-type="float" office:value="29215" table:style-name="ce68">
            <text:p>29.215</text:p>
          </table:table-cell>
          <table:table-cell office:value-type="percentage" office:value="0.73299999999999998" table:style-name="ce69">
            <text:p>73,30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Galicia*</text:p>
          </table:table-cell>
          <table:table-cell office:value-type="float" office:value="486125" table:style-name="ce68">
            <text:p>486.125</text:p>
          </table:table-cell>
          <table:table-cell office:value-type="percentage" office:value="0.91449999999999998" table:style-name="ce69">
            <text:p>91,45%</text:p>
          </table:table-cell>
          <table:table-cell office:value-type="float" office:value="309636" table:style-name="ce68">
            <text:p>309.636</text:p>
          </table:table-cell>
          <table:table-cell office:value-type="percentage" office:value="0.89580000000000004" table:style-name="ce69">
            <text:p>89,58%</text:p>
          </table:table-cell>
          <table:table-cell office:value-type="float" office:value="101526" table:style-name="ce68">
            <text:p>101.526</text:p>
          </table:table-cell>
          <table:table-cell office:value-type="percentage" office:value="0.82010000000000005" table:style-name="ce69">
            <text:p>82,01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La Rioja</text:p>
          </table:table-cell>
          <table:table-cell office:value-type="float" office:value="42208" table:style-name="ce68">
            <text:p>42.208</text:p>
          </table:table-cell>
          <table:table-cell office:value-type="percentage" office:value="0.81520000000000004" table:style-name="ce69">
            <text:p>81,52%</text:p>
          </table:table-cell>
          <table:table-cell office:value-type="float" office:value="21839" table:style-name="ce68">
            <text:p>21.839</text:p>
          </table:table-cell>
          <table:table-cell office:value-type="percentage" office:value="0.58509999999999995" table:style-name="ce69">
            <text:p>58,51%</text:p>
          </table:table-cell>
          <table:table-cell office:value-type="float" office:value="11075" table:style-name="ce68">
            <text:p>11.075</text:p>
          </table:table-cell>
          <table:table-cell office:value-type="percentage" office:value="0.78549999999999998" table:style-name="ce69">
            <text:p>78,55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Madrid</text:p>
          </table:table-cell>
          <table:table-cell office:value-type="float" office:value="637452" table:style-name="ce68">
            <text:p>637.452</text:p>
          </table:table-cell>
          <table:table-cell office:value-type="percentage" office:value="0.72250000000000003" table:style-name="ce69">
            <text:p>72,25%</text:p>
          </table:table-cell>
          <table:table-cell office:value-type="float" office:value="254891" table:style-name="ce68">
            <text:p>254.891</text:p>
          </table:table-cell>
          <table:table-cell office:value-type="percentage" office:value="0.3775" table:style-name="ce69">
            <text:p>37,75%</text:p>
          </table:table-cell>
          <table:table-cell office:value-type="float" office:value="123405" table:style-name="ce68">
            <text:p>123.405</text:p>
          </table:table-cell>
          <table:table-cell office:value-type="percentage" office:value="0.51680000000000004" table:style-name="ce69">
            <text:p>51,68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Murcia<text:s/></text:p>
          </table:table-cell>
          <table:table-cell office:value-type="float" office:value="141513" table:style-name="ce68">
            <text:p>141.513</text:p>
          </table:table-cell>
          <table:table-cell office:value-type="percentage" office:value="0.8044" table:style-name="ce69">
            <text:p>80,44%</text:p>
          </table:table-cell>
          <table:table-cell office:value-type="float" office:value="74271" table:style-name="ce68">
            <text:p>74.271</text:p>
          </table:table-cell>
          <table:table-cell office:value-type="percentage" office:value="0.51070000000000004" table:style-name="ce69">
            <text:p>51,07%</text:p>
          </table:table-cell>
          <table:table-cell office:value-type="float" office:value="40622" table:style-name="ce68">
            <text:p>40.622</text:p>
          </table:table-cell>
          <table:table-cell office:value-type="percentage" office:value="0.61160000000000003" table:style-name="ce69">
            <text:p>61,16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Navarra</text:p>
          </table:table-cell>
          <table:table-cell office:value-type="float" office:value="89550" table:style-name="ce68">
            <text:p>89.550</text:p>
          </table:table-cell>
          <table:table-cell office:value-type="percentage" office:value="0.91420000000000001" table:style-name="ce69">
            <text:p>91,42%</text:p>
          </table:table-cell>
          <table:table-cell office:value-type="float" office:value="45057" table:style-name="ce68">
            <text:p>45.057</text:p>
          </table:table-cell>
          <table:table-cell office:value-type="percentage" office:value="0.6371" table:style-name="ce69">
            <text:p>63,71%</text:p>
          </table:table-cell>
          <table:table-cell office:value-type="float" office:value="17606" table:style-name="ce68">
            <text:p>17.606</text:p>
          </table:table-cell>
          <table:table-cell office:value-type="percentage" office:value="0.73950000000000005" table:style-name="ce69">
            <text:p>73,95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País Vasco</text:p>
          </table:table-cell>
          <table:table-cell office:value-type="float" office:value="311512" table:style-name="ce68">
            <text:p>311.512</text:p>
          </table:table-cell>
          <table:table-cell office:value-type="percentage" office:value="0.83209999999999995" table:style-name="ce69">
            <text:p>83,21%</text:p>
          </table:table-cell>
          <table:table-cell office:value-type="float" office:value="141601" table:style-name="ce68">
            <text:p>141.601</text:p>
          </table:table-cell>
          <table:table-cell office:value-type="percentage" office:value="0.52259999999999995" table:style-name="ce69">
            <text:p>52,26%</text:p>
          </table:table-cell>
          <table:table-cell office:value-type="float" office:value="66016" table:style-name="ce68">
            <text:p>66.016</text:p>
          </table:table-cell>
          <table:table-cell office:value-type="percentage" office:value="0.66710000000000003" table:style-name="ce69">
            <text:p>66,71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Ceuta</text:p>
          </table:table-cell>
          <table:table-cell office:value-type="float" office:value="4828" table:style-name="ce68">
            <text:p>4.828</text:p>
          </table:table-cell>
          <table:table-cell office:value-type="percentage" office:value="0.77610000000000001" table:style-name="ce69">
            <text:p>77,61%</text:p>
          </table:table-cell>
          <table:table-cell office:value-type="float" office:value="4900" table:style-name="ce68">
            <text:p>4.900</text:p>
          </table:table-cell>
          <table:table-cell office:value-type="percentage" office:value="0.65180000000000005" table:style-name="ce69">
            <text:p>65,18%</text:p>
          </table:table-cell>
          <table:table-cell office:value-type="float" office:value="1199" table:style-name="ce68">
            <text:p>1.199</text:p>
          </table:table-cell>
          <table:table-cell office:value-type="percentage" office:value="0.32329999999999998" table:style-name="ce69">
            <text:p>32,33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Melilla</text:p>
          </table:table-cell>
          <table:table-cell office:value-type="float" office:value="3691" table:style-name="ce68">
            <text:p>3.691</text:p>
          </table:table-cell>
          <table:table-cell office:value-type="percentage" office:value="0.68489999999999995" table:style-name="ce69">
            <text:p>68,49%</text:p>
          </table:table-cell>
          <table:table-cell office:value-type="float" office:value="3969" table:style-name="ce68">
            <text:p>3.969</text:p>
          </table:table-cell>
          <table:table-cell office:value-type="percentage" office:value="0.54690000000000005" table:style-name="ce69">
            <text:p>54,69%</text:p>
          </table:table-cell>
          <table:table-cell office:value-type="float" office:value="799" table:style-name="ce70">
            <text:p>799</text:p>
          </table:table-cell>
          <table:table-cell office:value-type="percentage" office:value="0.17849999999999999" table:style-name="ce69">
            <text:p>17,85%</text:p>
          </table:table-cell>
          <table:table-cell table:number-columns-repeated="16377"/>
        </table:table-row>
        <table:table-row table:style-name="ro5">
          <table:table-cell office:value-type="string" table:style-name="ce59">
            <text:p>Fuerzas Armadas</text:p>
          </table:table-cell>
          <table:table-cell office:value-type="float" office:value="8" table:style-name="ce70">
            <text:p>8</text:p>
          </table:table-cell>
          <table:table-cell office:value-type="percentage" office:value="0.1905" table:style-name="ce69">
            <text:p>19,05%</text:p>
          </table:table-cell>
          <table:table-cell office:value-type="float" office:value="909" table:style-name="ce70">
            <text:p>909</text:p>
          </table:table-cell>
          <table:table-cell office:value-type="percentage" office:value="0.2571" table:style-name="ce69">
            <text:p>25,71%</text:p>
          </table:table-cell>
          <table:table-cell office:value-type="float" office:value="702" table:style-name="ce70">
            <text:p>702</text:p>
          </table:table-cell>
          <table:table-cell office:value-type="percentage" office:value="0.55630000000000002" table:style-name="ce69">
            <text:p>55,63%</text:p>
          </table:table-cell>
          <table:table-cell table:number-columns-repeated="16377"/>
        </table:table-row>
        <table:table-row table:style-name="ro5">
          <table:table-cell office:value-type="string" table:style-name="ce60">
            <text:p>Sanidad Exterior</text:p>
          </table:table-cell>
          <table:table-cell office:value-type="float" office:value="0" table:style-name="ce71">
            <text:p>0</text:p>
          </table:table-cell>
          <table:table-cell office:value-type="percentage" office:value="0" table:style-name="ce72">
            <text:p>0,00%</text:p>
          </table:table-cell>
          <table:table-cell office:value-type="float" office:value="0" table:style-name="ce71">
            <text:p>0</text:p>
          </table:table-cell>
          <table:table-cell office:value-type="percentage" office:value="0" table:style-name="ce72">
            <text:p>0,00%</text:p>
          </table:table-cell>
          <table:table-cell office:value-type="float" office:value="5" table:style-name="ce71">
            <text:p>5</text:p>
          </table:table-cell>
          <table:table-cell office:value-type="percentage" office:value="1.2999999999999999E-3" table:style-name="ce72">
            <text:p>0,1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otales</text:p>
          </table:table-cell>
          <table:table-cell office:value-type="float" office:value="5563335" table:style-name="ce73">
            <text:p>5.563.335</text:p>
          </table:table-cell>
          <table:table-cell office:value-type="percentage" office:value="0.81330000000000002" table:style-name="ce74">
            <text:p>81,33%</text:p>
          </table:table-cell>
          <table:table-cell office:value-type="float" office:value="2556843" table:style-name="ce73">
            <text:p>2.556.843</text:p>
          </table:table-cell>
          <table:table-cell office:value-type="percentage" office:value="0.49030000000000001" table:style-name="ce74">
            <text:p>49,03%</text:p>
          </table:table-cell>
          <table:table-cell office:value-type="float" office:value="993505" table:style-name="ce73">
            <text:p>993.505</text:p>
          </table:table-cell>
          <table:table-cell office:value-type="percentage" office:value="0.50229999999999997" table:style-name="ce74">
            <text:p>50,23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16T15:47:15Z</dc:date>
  </office:meta>
</office:document-meta>
</file>